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Heading_20_2">
      <style:text-properties fo:font-size="10pt" style:font-size-asian="10pt" style:font-size-complex="10pt"/>
    </style:style>
    <style:style style:name="P3" style:family="paragraph" style:parent-style-name="Horizontal_20_Line">
      <style:paragraph-properties fo:padding="0cm" fo:border-left="none" fo:border-right="none" fo:border-top="none" fo:border-bottom="0.035cm solid #808080"/>
      <style:text-properties fo:font-size="10pt" style:font-size-asian="10pt" style:font-size-complex="10pt"/>
    </style:style>
    <style:style style:name="P4" style:family="paragraph" style:parent-style-name="Heading_20_3">
      <style:text-properties fo:font-size="10pt" style:font-size-asian="10pt" style:font-size-complex="10pt"/>
    </style:style>
    <style:style style:name="P5" style:family="paragraph" style:parent-style-name="List_20_Contents">
      <style:paragraph-properties fo:margin-top="0cm" fo:margin-bottom="0.499cm"/>
    </style:style>
    <style:style style:name="P6" style:family="paragraph" style:parent-style-name="List_20_Contents">
      <style:paragraph-properties fo:margin-top="0cm" fo:margin-bottom="0.499cm"/>
      <style:text-properties fo:font-size="10pt" style:font-size-asian="10pt" style:font-size-complex="10pt"/>
    </style:style>
    <style:style style:name="P7" style:family="paragraph" style:parent-style-name="List_20_Contents">
      <style:paragraph-properties fo:margin-left="0cm" fo:margin-right="0cm" fo:margin-top="0cm" fo:margin-bottom="0.499cm" fo:text-indent="0cm" style:auto-text-indent="false"/>
      <style:text-properties fo:font-size="10pt" style:font-size-asian="10pt" style:font-size-complex="10pt"/>
    </style:style>
    <style:style style:name="P8" style:family="paragraph" style:parent-style-name="Text_20_body">
      <style:text-properties fo:font-size="10pt" style:font-size-asian="10pt" style:font-size-complex="10pt"/>
    </style:style>
    <style:style style:name="P9" style:family="paragraph" style:parent-style-name="List_20_Contents">
      <style:paragraph-properties fo:margin-top="0cm" fo:margin-bottom="0.499cm"/>
      <style:text-properties fo:font-size="10pt" style:font-size-asian="10pt" style:font-size-complex="10pt"/>
    </style:style>
    <style:style style:name="P10" style:family="paragraph" style:parent-style-name="List_20_Contents">
      <style:paragraph-properties fo:margin-top="0cm" fo:margin-bottom="0.499cm"/>
      <style:text-properties fo:font-size="10pt" fo:font-style="italic" style:font-size-asian="10pt" style:font-style-asian="italic" style:font-size-complex="10pt" style:font-style-complex="italic"/>
    </style:style>
    <style:style style:name="T1" style:family="text">
      <style:text-properties fo:font-style="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fo:font-weight="bold" style:font-size-asian="10pt" style:font-style-asian="italic" style:font-size-complex="10pt" style:font-style-complex="italic"/>
    </style:style>
    <style:style style:name="T8" style:family="text">
      <style:text-properties fo:font-size="10pt" fo:font-style="italic" fo:font-weight="bold" style:font-size-asian="10pt" style:font-style-asian="italic" style:font-weight-asian="bold" style:font-size-complex="10pt" style:font-style-complex="italic" style:font-weight-complex="bold"/>
    </style:style>
    <style:style style:name="T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0" style:family="text">
      <style:text-properties fo:font-size="10pt" fo:font-weight="bold" style:font-size-asian="10pt"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style="normal" style:font-size-asian="10pt" style:font-style-asian="normal" style:font-size-complex="10pt" style:font-style-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15" style:family="text">
      <style:text-properties style:font-name="Times New Roman" fo:font-size="10pt" fo:font-weight="normal" style:font-size-asian="10pt" style:font-weight-asian="normal" style:font-size-complex="10pt" style:font-weight-complex="normal"/>
    </style:style>
    <style:style style:name="T16" style:family="text">
      <style:text-properties style:font-name="Times New Roman" fo:font-style="italic" fo:font-weight="normal" style:font-style-asian="italic" style:font-weight-asian="normal" style:font-style-complex="italic" style:font-weight-complex="normal"/>
    </style:style>
    <style:style style:name="T17" style:family="text">
      <style:text-properties style:font-name="Times New Roman" fo:font-weight="normal" style:font-weight-asian="normal" style:font-weight-complex="normal"/>
    </style:style>
    <style:style style:name="T18" style:family="text">
      <style:text-properties style:font-name="Courier New" fo:font-size="10pt" fo:font-weight="bold" style:font-size-asian="10pt" style:font-weight-asian="bold" style:font-size-complex="10pt" style:font-weight-complex="bold"/>
    </style:style>
    <style:style style:name="T19"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20" style:family="text">
      <style:text-properties style:font-name="Courier New"/>
    </style:style>
    <style:style style:name="T21" style:family="text">
      <style:text-properties style:font-name="Courier New" fo:font-weight="bold" style:font-weight-asian="bold" style:font-weight-complex="bold"/>
    </style:style>
    <style:style style:name="T22" style:family="text">
      <style:text-properties style:font-name="Courier New" fo:font-style="normal" fo:font-weight="bold" style:font-style-asian="normal" style:font-weight-asian="bold" style:font-style-complex="normal" style:font-weight-complex="bold"/>
    </style:style>
    <style:style style:name="T23" style:family="text">
      <style:text-properties style:font-name="Courier New" fo:font-weight="normal" style:font-weight-asian="normal" style:font-weight-complex="normal"/>
    </style:style>
    <style:style style:name="T24" style:family="text">
      <style:text-properties style:font-name="Courier New" fo:font-style="italic" fo:font-weight="normal" style:font-style-asian="italic" style:font-weight-asian="normal" style:font-style-complex="italic" style:font-weight-complex="normal"/>
    </style:style>
    <style:style style:name="T25" style:family="text">
      <style:text-properties style:font-name="Courier New" fo:font-style="italic" fo:font-weight="bold" style:font-style-asian="italic" style:font-weight-asian="bold" style:font-style-complex="italic" style:font-weight-complex="bold"/>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style:font-name="Comic Sans MS"/>
    </style:style>
    <style:style style:name="T29" style:family="text">
      <style:text-properties style:font-name="Comic Sans M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 text:is-list-header="true">Java Syntax Specification</text:h>
      <text:h text:style-name="P4" text:outline-level="3" text:is-list-header="true">Programs</text:h>
      <text:p text:style-name="P6">&lt;<text:span text:style-name="T1">compilation unit</text:span>&gt; ::= [&lt;<text:span text:style-name="T1">type declarations</text:span>&gt;]</text:p>
      <text:p text:style-name="P7">Declarations</text:p>
      <text:p text:style-name="P5"><text:span text:style-name="Teletype"><text:span text:style-name="T13">&lt;</text:span></text:span><text:span text:style-name="Teletype"><text:span text:style-name="T14">reduced access specifier</text:span></text:span><text:span text:style-name="Teletype"><text:span text:style-name="T13">&gt;</text:span></text:span><text:span text:style-name="Teletype"><text:span text:style-name="T10"> </text:span></text:span><text:span text:style-name="Teletype"><text:span text:style-name="T15">::=</text:span></text:span><text:span text:style-name="Teletype"><text:span text:style-name="T10"> public | </text:span></text:span></text:p>
      <text:p text:style-name="P7"><text:span text:style-name="Teletype"><text:span text:style-name="T2"><text:s text:c="5"/></text:span></text:span><text:span text:style-name="Teletype"><text:span text:style-name="T16">&lt;access specifier&gt;</text:span></text:span><text:span text:style-name="Teletype"><text:span text:style-name="T2"> </text:span></text:span><text:span text:style-name="Teletype"><text:span text:style-name="T17">::=</text:span></text:span><text:span text:style-name="Teletype"><text:span text:style-name="T2"> public | protected | private |</text:span></text:span><text:tab/></text:p>
      <text:p text:style-name="P7"/>
      <text:p text:style-name="P6">&lt;<text:span text:style-name="T1">type declarations</text:span>&gt; ::= &lt;<text:span text:style-name="T1">type declaration</text:span>&gt; | &lt;<text:span text:style-name="T1">type declarations</text:span>&gt; &lt;<text:span text:style-name="T1">type declaration</text:span>&gt;</text:p>
      <text:p text:style-name="P5"><text:span text:style-name="T4">&lt;</text:span><text:span text:style-name="T5">type declaration</text:span><text:span text:style-name="T4">&gt; ::= &lt;</text:span><text:span text:style-name="T5">class declaration</text:span><text:span text:style-name="T4">&gt; | &lt;</text:span><text:span text:style-name="T5">interface declaration</text:span><text:span text:style-name="T4">&gt; |</text:span><text:span text:style-name="Teletype"><text:span text:style-name="T4"> </text:span></text:span><text:span text:style-name="Teletype"><text:span text:style-name="T10">;</text:span></text:span></text:p>
      <text:p text:style-name="P5"><text:span text:style-name="Teletype"><text:span text:style-name="T10"/></text:span></text:p>
      <text:p text:style-name="P5"><text:span text:style-name="T4">&lt;</text:span><text:span text:style-name="T5">class declaration</text:span><text:span text:style-name="T4">&gt; ::= &lt;</text:span><text:span text:style-name="T5">class modifiers</text:span><text:span text:style-name="T4">&gt; </text:span><text:span text:style-name="Teletype"><text:span text:style-name="T10">class</text:span></text:span><text:span text:style-name="T4"> &lt;</text:span><text:span text:style-name="T5">identifier</text:span><text:span text:style-name="T4">&gt; &lt;</text:span><text:span text:style-name="T5">super</text:span><text:span text:style-name="T4">&gt; &lt;</text:span><text:span text:style-name="T5">interfaces</text:span><text:span text:style-name="T4">&gt; &lt;</text:span><text:span text:style-name="T5">class body</text:span><text:span text:style-name="T4">&gt;</text:span></text:p>
      <text:p text:style-name="P5"><text:span text:style-name="T4">&lt;</text:span><text:span text:style-name="T5">class modifiers</text:span><text:span text:style-name="T4">&gt; ::= &lt;access specifier&gt; </text:span><text:span text:style-name="T18">[</text:span><text:span text:style-name="Teletype"><text:span text:style-name="T10">abstract][final]</text:span></text:span></text:p>
      <text:p text:style-name="P5"><text:span text:style-name="Teletype"><text:span text:style-name="T10"/></text:span></text:p>
      <text:p text:style-name="P5"><text:span text:style-name="T4">&lt;</text:span><text:span text:style-name="T5">super</text:span><text:span text:style-name="T4">&gt; ::= </text:span><text:span text:style-name="Teletype"><text:span text:style-name="T10">extends</text:span></text:span><text:span text:style-name="T4"> &lt;</text:span><text:span text:style-name="T5">class type</text:span><text:span text:style-name="T4">&gt; | </text:span></text:p>
      <text:p text:style-name="P5"><text:span text:style-name="T4">&lt;</text:span><text:span text:style-name="T5">interfaces</text:span><text:span text:style-name="T4">&gt; ::= </text:span><text:span text:style-name="Teletype"><text:span text:style-name="T10">implements</text:span></text:span><text:span text:style-name="T4"> &lt;</text:span><text:span text:style-name="T5">interface type list</text:span><text:span text:style-name="T4">&gt; | </text:span></text:p>
      <text:p text:style-name="P5"><text:span text:style-name="T4">&lt;</text:span><text:span text:style-name="T5">interface type list</text:span><text:span text:style-name="T4">&gt; ::= &lt;</text:span><text:span text:style-name="T5">interface type</text:span><text:span text:style-name="T4">&gt;</text:span></text:p>
      <text:p text:style-name="P6"/>
      <text:p text:style-name="P5"><text:span text:style-name="T4">&lt;</text:span><text:span text:style-name="T5">class body</text:span><text:span text:style-name="T4">&gt; ::= </text:span><text:span text:style-name="T18">«{»</text:span><text:span text:style-name="T4"> {&lt;</text:span><text:span text:style-name="T5">class body declaration</text:span><text:span text:style-name="T4">&gt;} </text:span><text:span text:style-name="Teletype"><text:span text:style-name="T10">«}»</text:span></text:span></text:p>
      <text:p text:style-name="P6">&lt;<text:span text:style-name="T1">class body declaration</text:span>&gt; ::= &lt;<text:span text:style-name="T1">class member declaration</text:span>&gt; | &lt;<text:span text:style-name="T1">static initializer</text:span>&gt; | &lt;<text:span text:style-name="T1">constructor declaration</text:span>&gt;</text:p>
      <text:p text:style-name="P6">&lt;<text:span text:style-name="T1">class member declaration</text:span>&gt; ::= &lt;<text:span text:style-name="T1">field declaration</text:span>&gt; | &lt;<text:span text:style-name="T1">method declaration</text:span>&gt;</text:p>
      <text:p text:style-name="P5"><text:span text:style-name="T4">&lt;</text:span><text:span text:style-name="T5">static initializer</text:span><text:span text:style-name="T4">&gt; ::= </text:span><text:span text:style-name="Teletype"><text:span text:style-name="T10">static</text:span></text:span><text:span text:style-name="T4"> &lt;</text:span><text:span text:style-name="T5">block</text:span><text:span text:style-name="T4">&gt;</text:span></text:p>
      <text:p text:style-name="P6"/>
      <text:p text:style-name="P6">&lt;<text:span text:style-name="T1">constructor declaration</text:span>&gt; ::= &lt;<text:span text:style-name="T1">reduced <text:s/>access specifier</text:span>&gt; &lt;<text:span text:style-name="T1">constructor declarator</text:span>&gt; &lt;<text:span text:style-name="T1">constructor body</text:span>&gt;</text:p>
      <text:p text:style-name="P6"/>
      <text:p text:style-name="P5"><text:span text:style-name="T4">&lt;</text:span><text:span text:style-name="T5">constructor declarator</text:span><text:span text:style-name="T4">&gt; ::= &lt;</text:span><text:span text:style-name="T5">simple type name</text:span><text:span text:style-name="T4">&gt;</text:span><text:span text:style-name="Teletype"><text:span text:style-name="T4"> </text:span></text:span><text:span text:style-name="Teletype"><text:span text:style-name="T10">(</text:span></text:span><text:span text:style-name="T4"> &lt;</text:span><text:span text:style-name="T5">formal parameter list</text:span><text:span text:style-name="T4">&gt;</text:span><text:span text:style-name="Teletype"><text:span text:style-name="T10">)</text:span></text:span></text:p>
      <text:p text:style-name="P5"><text:span text:style-name="T4">&lt;</text:span><text:span text:style-name="T5">formal parameter list</text:span><text:span text:style-name="T4">&gt; ::= &lt;</text:span><text:span text:style-name="T5">formal parameter</text:span><text:span text:style-name="T4">&gt; | &lt;</text:span><text:span text:style-name="T5">formal parameter list</text:span><text:span text:style-name="T4">&gt;</text:span><text:span text:style-name="Teletype"><text:span text:style-name="T10">,</text:span></text:span><text:span text:style-name="T4"> &lt;</text:span><text:span text:style-name="T5">formal parameter</text:span><text:span text:style-name="T4">&gt;</text:span></text:p>
      <text:p text:style-name="P6">&lt;<text:span text:style-name="T1">formal parameter</text:span>&gt; ::= &lt;<text:span text:style-name="T1">type</text:span>&gt; &lt;<text:span text:style-name="T1">variable declarator id</text:span>&gt; | </text:p>
      <text:p text:style-name="P6"><text:soft-page-break/></text:p>
      <text:p text:style-name="P5"><text:span text:style-name="T4">&lt;</text:span><text:span text:style-name="T5">class type list</text:span><text:span text:style-name="T4">&gt; ::= &lt;</text:span><text:span text:style-name="T5">class type</text:span><text:span text:style-name="T4">&gt; | &lt;</text:span><text:span text:style-name="T5">class type list</text:span><text:span text:style-name="T4">&gt; </text:span><text:span text:style-name="Teletype"><text:span text:style-name="T10">,</text:span></text:span><text:span text:style-name="T4"> &lt;</text:span><text:span text:style-name="T5">class type</text:span><text:span text:style-name="T4">&gt;</text:span></text:p>
      <text:p text:style-name="P5"><text:span text:style-name="T4">&lt;</text:span><text:span text:style-name="T5">constructor body</text:span><text:span text:style-name="T4">&gt; ::= </text:span><text:span text:style-name="Teletype"><text:span text:style-name="T10">{</text:span></text:span><text:span text:style-name="T4"> [&lt;</text:span><text:span text:style-name="T5">explicit constructor invocation</text:span><text:span text:style-name="T4">&gt;] [&lt;</text:span><text:span text:style-name="T5">block statements</text:span><text:span text:style-name="T4">&gt;] </text:span><text:span text:style-name="Teletype"><text:span text:style-name="T10">}</text:span></text:span></text:p>
      <text:p text:style-name="P5"><text:span text:style-name="T4">&lt;</text:span><text:span text:style-name="T5">explicit constructor invocation</text:span><text:span text:style-name="T4">&gt;::= </text:span><text:span text:style-name="Teletype"><text:span text:style-name="T10">this</text:span></text:span><text:span text:style-name="T4"> </text:span><text:span text:style-name="Teletype"><text:span text:style-name="T10">(</text:span></text:span><text:span text:style-name="T4"> [&lt;</text:span><text:span text:style-name="T5">argument list</text:span><text:span text:style-name="T4">&gt;] </text:span><text:span text:style-name="Teletype"><text:span text:style-name="T10">)</text:span></text:span><text:span text:style-name="T4"> | <text:s/></text:span><text:span text:style-name="Teletype"><text:span text:style-name="T10">super</text:span></text:span><text:span text:style-name="T4"> </text:span><text:span text:style-name="Teletype"><text:span text:style-name="T10">(</text:span></text:span><text:span text:style-name="T4"> [&lt;</text:span><text:span text:style-name="T5">argument list</text:span><text:span text:style-name="T4">&gt;] </text:span><text:span text:style-name="Teletype"><text:span text:style-name="T10">)</text:span></text:span></text:p>
      <text:p text:style-name="P5"><text:span text:style-name="T4">&lt;</text:span><text:span text:style-name="T5">field declaration</text:span><text:span text:style-name="T4">&gt; ::= [&lt;access specifier&gt;] [</text:span><text:span text:style-name="Teletype"><text:span text:style-name="T10">static][final]</text:span></text:span><text:span text:style-name="T4"> &lt;</text:span><text:span text:style-name="T5">type</text:span><text:span text:style-name="T4">&gt; &lt;</text:span><text:span text:style-name="T5">variable declarators</text:span><text:span text:style-name="T4">&gt; </text:span><text:span text:style-name="Teletype"><text:span text:style-name="T10">;</text:span></text:span></text:p>
      <text:p text:style-name="P5"><text:span text:style-name="Teletype"><text:span text:style-name="T10"/></text:span></text:p>
      <text:p text:style-name="P5"><text:span text:style-name="T4">&lt;</text:span><text:span text:style-name="T5">variable declarators</text:span><text:span text:style-name="T4">&gt; ::= &lt;</text:span><text:span text:style-name="T5">variable declarator</text:span><text:span text:style-name="T4">&gt; | &lt;</text:span><text:span text:style-name="T5">variable declarators</text:span><text:span text:style-name="T4">&gt;</text:span><text:span text:style-name="Teletype"><text:span text:style-name="T10">,</text:span></text:span><text:span text:style-name="T4"> &lt;</text:span><text:span text:style-name="T5">variable declarator</text:span><text:span text:style-name="T4">&gt;</text:span></text:p>
      <text:p text:style-name="P5"><text:span text:style-name="T4">&lt;</text:span><text:span text:style-name="T5">variable declarator</text:span><text:span text:style-name="T4">&gt; ::= &lt;</text:span><text:span text:style-name="T5">variable declarator id</text:span><text:span text:style-name="T4">&gt; | &lt;</text:span><text:span text:style-name="T5">variable declarator id</text:span><text:span text:style-name="T4">&gt;</text:span><text:span text:style-name="Teletype"><text:span text:style-name="T4"> </text:span></text:span><text:span text:style-name="Teletype"><text:span text:style-name="T10">=</text:span></text:span><text:span text:style-name="T4"> &lt;</text:span><text:span text:style-name="T5">variable initializer</text:span><text:span text:style-name="T4">&gt;</text:span></text:p>
      <text:p text:style-name="P5"><text:span text:style-name="T4">&lt;</text:span><text:span text:style-name="T5">variable declarator id</text:span><text:span text:style-name="T4">&gt; ::= &lt;</text:span><text:span text:style-name="T5">identifier</text:span><text:span text:style-name="T4">&gt; | &lt;</text:span><text:span text:style-name="T5">variable declarator id</text:span><text:span text:style-name="T4">&gt; </text:span><text:span text:style-name="Teletype"><text:span text:style-name="T10">[]</text:span></text:span></text:p>
      <text:p text:style-name="P6">&lt;<text:span text:style-name="T1">variable initializer</text:span>&gt; ::= &lt;<text:span text:style-name="T1">expression</text:span>&gt; | &lt;<text:span text:style-name="T1">array initializer</text:span>&gt;</text:p>
      <text:p text:style-name="P6">&lt;<text:span text:style-name="T1">method declaration</text:span>&gt; ::= &lt;<text:span text:style-name="T1">method header</text:span>&gt; &lt;<text:span text:style-name="T1">method body</text:span>&gt;</text:p>
      <text:p text:style-name="P6">&lt;<text:span text:style-name="T1">method header</text:span>&gt; ::= [&lt;access specifier&gt;] [<text:span text:style-name="Teletype"><text:span text:style-name="T2">static][final]</text:span></text:span> &lt;<text:span text:style-name="T1">result type</text:span>&gt; &lt;<text:span text:style-name="T1">method declarator</text:span>&gt; [&lt;<text:span text:style-name="T1">throws</text:span>&gt;]</text:p>
      <text:p text:style-name="P5"><text:span text:style-name="T4">&lt;</text:span><text:span text:style-name="T5">result type</text:span><text:span text:style-name="T4">&gt; ::= &lt;</text:span><text:span text:style-name="T5">type</text:span><text:span text:style-name="T4">&gt; | </text:span><text:span text:style-name="Teletype"><text:span text:style-name="T10">void</text:span></text:span></text:p>
      <text:p text:style-name="P5"><text:span text:style-name="T4">&lt;</text:span><text:span text:style-name="T5">method declarator</text:span><text:span text:style-name="T4">&gt; ::= &lt;</text:span><text:span text:style-name="T5">identifier</text:span><text:span text:style-name="T4">&gt; </text:span><text:span text:style-name="Teletype"><text:span text:style-name="T10">(</text:span></text:span><text:span text:style-name="T4"> &lt;</text:span><text:span text:style-name="T5">formal parameter list</text:span><text:span text:style-name="T4">&gt; </text:span><text:span text:style-name="Teletype"><text:span text:style-name="T10">)</text:span></text:span></text:p>
      <text:p text:style-name="P5"><text:span text:style-name="T4">&lt;</text:span><text:span text:style-name="T5">method body</text:span><text:span text:style-name="T4">&gt; ::= &lt;</text:span><text:span text:style-name="T5">block</text:span><text:span text:style-name="T4">&gt; | </text:span><text:span text:style-name="Teletype"><text:span text:style-name="T10">;</text:span></text:span></text:p>
      <text:p text:style-name="P5"><text:span text:style-name="Teletype"><text:span text:style-name="T10"/></text:span></text:p>
      <text:p text:style-name="P5"><text:span text:style-name="T4">&lt;</text:span><text:span text:style-name="T5">interface declaration</text:span><text:span text:style-name="T4">&gt; ::= [</text:span><text:span text:style-name="T19">public</text:span><text:span text:style-name="T12">] [</text:span><text:span text:style-name="T18">abstract</text:span><text:span text:style-name="T4">] </text:span><text:span text:style-name="Teletype"><text:span text:style-name="T10">interface</text:span></text:span><text:span text:style-name="T4"> &lt;</text:span><text:span text:style-name="T5">identifier</text:span><text:span text:style-name="T4">&gt; [&lt;</text:span><text:span text:style-name="T5">extends interfaces</text:span><text:span text:style-name="T4">&gt;] &lt;</text:span><text:span text:style-name="T5">interface body</text:span><text:span text:style-name="T4">&gt;</text:span></text:p>
      <text:p text:style-name="P5"><text:span text:style-name="T4">&lt;</text:span><text:span text:style-name="T5">extends interfaces</text:span><text:span text:style-name="T4">&gt; ::=</text:span><text:span text:style-name="Teletype"><text:span text:style-name="T4"> </text:span></text:span><text:span text:style-name="Teletype"><text:span text:style-name="T10">extends</text:span></text:span><text:span text:style-name="T4"> &lt;</text:span><text:span text:style-name="T5">interface type list</text:span><text:span text:style-name="T4">&gt;</text:span></text:p>
      <text:p text:style-name="P5"><text:span text:style-name="T4">&lt;</text:span><text:span text:style-name="T5">interface type list</text:span><text:span text:style-name="T4">&gt;::= </text:span><text:span text:style-name="T4"><text:s/></text:span><text:span text:style-name="T4">&lt;</text:span><text:span text:style-name="T5">interface type list</text:span><text:span text:style-name="T4">&gt; | &lt;</text:span><text:span text:style-name="T5">interface type list</text:span><text:span text:style-name="T4">&gt;</text:span><text:span text:style-name="Teletype"><text:span text:style-name="T10">,</text:span></text:span><text:span text:style-name="T4"> &lt;</text:span><text:span text:style-name="T5">interface type</text:span><text:span text:style-name="T4">&gt;</text:span></text:p>
      <text:p text:style-name="P5"><text:span text:style-name="T4">&lt;</text:span><text:span text:style-name="T5">interface body</text:span><text:span text:style-name="T4">&gt; ::=</text:span><text:span text:style-name="Teletype"><text:span text:style-name="T4"> </text:span></text:span><text:span text:style-name="Teletype"><text:span text:style-name="T11">«{»</text:span></text:span><text:span text:style-name="Teletype"><text:span text:style-name="T4"> </text:span></text:span><text:span text:style-name="T4">{&lt;</text:span><text:span text:style-name="T5">interface member declaration</text:span><text:span text:style-name="T4">&gt;}</text:span><text:span text:style-name="Teletype"><text:span text:style-name="T4"> </text:span></text:span><text:span text:style-name="Teletype"><text:span text:style-name="T10">«}»</text:span></text:span></text:p>
      <text:p text:style-name="P6">&lt;<text:span text:style-name="T1">interface member declaration</text:span>&gt; ::= &lt;<text:span text:style-name="T1">constant declaration</text:span>&gt; | &lt;<text:span text:style-name="T1">abstract method declaration</text:span>&gt;</text:p>
      <text:p text:style-name="P6">&lt;<text:span text:style-name="T1">constant declaration</text:span>&gt; ::= [ <text:span text:style-name="Teletype"><text:span text:style-name="T2">public</text:span></text:span> ] [ <text:span text:style-name="Teletype"><text:span text:style-name="T2">static</text:span></text:span> ] <text:span text:style-name="Teletype"><text:span text:style-name="T2">final</text:span></text:span> &lt;<text:span text:style-name="T1">type</text:span>&gt; &lt;<text:span text:style-name="T1">variable declarator</text:span>&gt;</text:p>
      <text:p text:style-name="P5"><text:span text:style-name="T4">&lt;</text:span><text:span text:style-name="T5">abstract method declaration</text:span><text:span text:style-name="T4">&gt;::= &lt;</text:span><text:span text:style-name="T5">reduced access specifier</text:span><text:span text:style-name="T4">&gt; abstract &lt;</text:span><text:span text:style-name="T5">result type</text:span><text:span text:style-name="T4">&gt; &lt;</text:span><text:span text:style-name="T5">method declarator</text:span><text:span text:style-name="T4">&gt;</text:span><text:span text:style-name="Teletype"><text:span text:style-name="T10">;</text:span></text:span></text:p>
      <text:p text:style-name="P5"><text:span text:style-name="Teletype"><text:span text:style-name="T10"/></text:span></text:p>
      <text:p text:style-name="P5"><text:span text:style-name="T4">&lt;</text:span><text:span text:style-name="T5">array initializer</text:span><text:span text:style-name="T4">&gt; ::=</text:span><text:span text:style-name="Teletype"><text:span text:style-name="T4"> «{</text:span></text:span><text:span text:style-name="Teletype"><text:span text:style-name="T10">»</text:span></text:span><text:span text:style-name="T4"> &lt;</text:span><text:span text:style-name="T5">variable initializers</text:span><text:span text:style-name="T4">&gt;</text:span><text:span text:style-name="Teletype"><text:span text:style-name="T4"> «</text:span></text:span><text:span text:style-name="Teletype"><text:span text:style-name="T10">}»</text:span></text:span></text:p>
      <text:p text:style-name="P5"><text:span text:style-name="T4">&lt;</text:span><text:span text:style-name="T5">variable initializers</text:span><text:span text:style-name="T4">&gt; ::= &lt;</text:span><text:span text:style-name="T5">variable initializer</text:span><text:span text:style-name="T4">&gt; | &lt;</text:span><text:span text:style-name="T5">variable initializers</text:span><text:span text:style-name="T4">&gt;</text:span><text:span text:style-name="Teletype"><text:span text:style-name="T10">,</text:span></text:span><text:span text:style-name="T4"> &lt;</text:span><text:span text:style-name="T5">variable initializer</text:span><text:span text:style-name="T4">&gt;</text:span></text:p>
      <text:p text:style-name="P5"><text:span text:style-name="T4">&lt;</text:span><text:span text:style-name="T5">variable initializer</text:span><text:span text:style-name="T4">&gt; ::= &lt;</text:span><text:span text:style-name="T5">expression</text:span><text:span text:style-name="T4">&gt; | &lt;</text:span><text:span text:style-name="T5">array initializer</text:span><text:span text:style-name="T4">&gt;</text:span><text:span text:style-name="Teletype"><text:span text:style-name="T4"> </text:span></text:span></text:p>
      <text:h text:style-name="P4" text:outline-level="3" text:is-list-header="true"><text:soft-page-break/>Types</text:h>
      <text:p text:style-name="P6">&lt;<text:span text:style-name="T1">type</text:span>&gt; ::= &lt;<text:span text:style-name="T1">primitive type</text:span>&gt; | &lt;<text:span text:style-name="T1">reference type</text:span>&gt;</text:p>
      <text:p text:style-name="P5"><text:span text:style-name="T4">&lt;</text:span><text:span text:style-name="T5">primitive type</text:span><text:span text:style-name="T4">&gt; ::= &lt;</text:span><text:span text:style-name="T5">numeric type</text:span><text:span text:style-name="T4">&gt; | </text:span><text:span text:style-name="Teletype"><text:span text:style-name="T10">boolean</text:span></text:span></text:p>
      <text:p text:style-name="P6">&lt;<text:span text:style-name="T1">numeric type</text:span>&gt; ::= &lt;<text:span text:style-name="T1">integral type</text:span>&gt; | &lt;<text:span text:style-name="T1">floating-point type</text:span>&gt;</text:p>
      <text:p text:style-name="P5"><text:span text:style-name="T4">&lt;</text:span><text:span text:style-name="T5">integral type</text:span><text:span text:style-name="T4">&gt; ::= </text:span><text:span text:style-name="Teletype"><text:span text:style-name="T10">byte</text:span></text:span><text:span text:style-name="T4"> | </text:span><text:span text:style-name="Teletype"><text:span text:style-name="T10">short</text:span></text:span><text:span text:style-name="T4"> | </text:span><text:span text:style-name="Teletype"><text:span text:style-name="T10">int</text:span></text:span><text:span text:style-name="T4"> | </text:span><text:span text:style-name="Teletype"><text:span text:style-name="T10">long</text:span></text:span><text:span text:style-name="T4"> | </text:span><text:span text:style-name="Teletype"><text:span text:style-name="T10">char</text:span></text:span></text:p>
      <text:p text:style-name="P5"><text:span text:style-name="T4">&lt;</text:span><text:span text:style-name="T5">floating-point type</text:span><text:span text:style-name="T4">&gt; ::= </text:span><text:span text:style-name="Teletype"><text:span text:style-name="T10">float</text:span></text:span><text:span text:style-name="T4"> | </text:span><text:span text:style-name="Teletype"><text:span text:style-name="T10">double</text:span></text:span></text:p>
      <text:p text:style-name="P6">&lt;<text:span text:style-name="T1">reference type</text:span>&gt; ::= &lt;<text:span text:style-name="T1">class or interface type</text:span>&gt; | &lt;<text:span text:style-name="T1">array type</text:span>&gt;</text:p>
      <text:p text:style-name="P6">&lt;<text:span text:style-name="T1">class or interface type</text:span>&gt; ::= &lt;<text:span text:style-name="T1">class type</text:span>&gt; | &lt;<text:span text:style-name="T1">interface type</text:span>&gt;</text:p>
      <text:p text:style-name="P6">&lt;<text:span text:style-name="T1">class type</text:span>&gt; ::= &lt;<text:span text:style-name="T1">type name</text:span>&gt;</text:p>
      <text:p text:style-name="P6">&lt;<text:span text:style-name="T1">interface type</text:span>&gt; ::= &lt;<text:span text:style-name="T1">type name</text:span>&gt;</text:p>
      <text:p text:style-name="P5"><text:span text:style-name="T4">&lt;</text:span><text:span text:style-name="T5">array type</text:span><text:span text:style-name="T4">&gt; ::= &lt;</text:span><text:span text:style-name="T5">type</text:span><text:span text:style-name="T4">&gt; «</text:span><text:span text:style-name="Teletype"><text:span text:style-name="T10">[]</text:span></text:span><text:span text:style-name="T4">»</text:span></text:p>
      <text:h text:style-name="P4" text:outline-level="3" text:is-list-header="true">Blocks and Commands</text:h>
      <text:p text:style-name="P5"><text:span text:style-name="T4">&lt;</text:span><text:span text:style-name="T5">block</text:span><text:span text:style-name="T4">&gt; ::= «</text:span><text:span text:style-name="Teletype"><text:span text:style-name="T10">{</text:span></text:span><text:span text:style-name="T4">» {&lt;</text:span><text:span text:style-name="T5">block statement</text:span><text:span text:style-name="T4">&gt;}</text:span><text:span text:style-name="Teletype"><text:span text:style-name="T4"> «</text:span></text:span><text:span text:style-name="Teletype"><text:span text:style-name="T10">}»</text:span></text:span></text:p>
      <text:p text:style-name="P6">&lt;<text:span text:style-name="T1">block statement</text:span>&gt; ::= &lt;<text:span text:style-name="T1">local variable declaration statement</text:span>&gt; | &lt;<text:span text:style-name="T1">statement</text:span>&gt;</text:p>
      <text:p text:style-name="P5"><text:span text:style-name="T4">&lt;</text:span><text:span text:style-name="T5">local variable declaration statement</text:span><text:span text:style-name="T4">&gt; ::= &lt;</text:span><text:span text:style-name="T5">local variable declaration</text:span><text:span text:style-name="T4">&gt;</text:span><text:span text:style-name="Teletype"><text:span text:style-name="T10">;</text:span></text:span></text:p>
      <text:p text:style-name="P6">&lt;<text:span text:style-name="T1">local variable declaration</text:span>&gt; ::= &lt;<text:span text:style-name="T1">type</text:span>&gt; &lt;<text:span text:style-name="T1">variable declarators</text:span>&gt; </text:p>
      <text:p text:style-name="P6">&lt;<text:span text:style-name="T1">statement</text:span>&gt; ::= &lt;<text:span text:style-name="T1">statement without trailing substatement</text:span>&gt; | &lt;<text:span text:style-name="T1">if then statement</text:span>&gt; | &lt;<text:span text:style-name="T1">if then else statement</text:span>&gt; | &lt;<text:span text:style-name="T1">while statement</text:span>&gt; | &lt;<text:span text:style-name="T1">for statement</text:span>&gt;</text:p>
      <text:p text:style-name="P6">&lt;<text:span text:style-name="T1">statement no short if</text:span>&gt; ::= &lt;<text:span text:style-name="T1">statement without trailing substatement</text:span>&gt; | <text:s/>&lt;<text:span text:style-name="T1">if then else statement no short if</text:span>&gt; | &lt;<text:span text:style-name="T1">while statement no short if</text:span>&gt; | &lt;<text:span text:style-name="T1">for statement no short if</text:span>&gt;</text:p>
      <text:p text:style-name="P6">&lt;<text:span text:style-name="T1">statement without trailing substatement</text:span>&gt; ::= &lt;<text:span text:style-name="T1">block</text:span>&gt; | &lt;<text:span text:style-name="T1">empty statement</text:span>&gt; | &lt;<text:span text:style-name="T1">expression statement</text:span>&gt; | &lt;<text:span text:style-name="T1">switch statement</text:span>&gt; | &lt;<text:span text:style-name="T1">do statement</text:span>&gt; | &lt;<text:span text:style-name="T1">break statement</text:span>&gt; | &lt;<text:span text:style-name="T1">continue statement</text:span>&gt; | &lt;<text:span text:style-name="T1">return statement</text:span>&gt; | &lt;<text:span text:style-name="T1">synchronized statement</text:span>&gt; | &lt;<text:span text:style-name="T1">throws statements</text:span>&gt; | &lt;<text:span text:style-name="T1">try statement</text:span>&gt;</text:p>
      <text:p text:style-name="P5"><text:span text:style-name="T4">&lt;</text:span><text:span text:style-name="T5">empty statement</text:span><text:span text:style-name="T4">&gt; ::= </text:span><text:span text:style-name="Teletype"><text:span text:style-name="T10">;</text:span></text:span></text:p>
      <text:p text:style-name="P5"><text:span text:style-name="T4">&lt;</text:span><text:span text:style-name="T5">expression statement</text:span><text:span text:style-name="T4">&gt; ::= &lt;</text:span><text:span text:style-name="T5">statement expression</text:span><text:span text:style-name="T4">&gt;</text:span><text:span text:style-name="Teletype"><text:span text:style-name="T4"> </text:span></text:span><text:span text:style-name="Teletype"><text:span text:style-name="T10">;</text:span></text:span></text:p>
      <text:p text:style-name="P6">&lt;<text:span text:style-name="T1">statement expression</text:span>&gt; ::= &lt;<text:span text:style-name="T1">assignment</text:span>&gt; | &lt;<text:span text:style-name="T1">preincrement expression</text:span>&gt; | &lt;<text:span text:style-name="T1">postincrement expression</text:span>&gt; | &lt;<text:span text:style-name="T1">predecrement expression</text:span>&gt; | &lt;<text:span text:style-name="T1">postdecrement expression</text:span>&gt; | &lt;<text:span text:style-name="T1">method invocation</text:span>&gt; | &lt;<text:span text:style-name="T1">class instance creation expression</text:span>&gt;</text:p>
      <text:p text:style-name="P5"><text:span text:style-name="T4">&lt;</text:span><text:span text:style-name="T5">if then statement</text:span><text:span text:style-name="T4">&gt;::= </text:span><text:span text:style-name="Teletype"><text:span text:style-name="T10">if (</text:span></text:span><text:span text:style-name="T4"> &lt;</text:span><text:span text:style-name="T5">expression</text:span><text:span text:style-name="T4">&gt;</text:span><text:span text:style-name="Teletype"><text:span text:style-name="T4"> </text:span></text:span><text:span text:style-name="Teletype"><text:span text:style-name="T10">)</text:span></text:span><text:span text:style-name="T4"> &lt;</text:span><text:span text:style-name="T5">statement</text:span><text:span text:style-name="T4">&gt;</text:span></text:p>
      <text:p text:style-name="P5"><text:span text:style-name="T4">&lt;</text:span><text:span text:style-name="T5">if then else statement</text:span><text:span text:style-name="T4">&gt;::= </text:span><text:span text:style-name="Teletype"><text:span text:style-name="T10">if (</text:span></text:span><text:span text:style-name="T4"> &lt;</text:span><text:span text:style-name="T5">expression</text:span><text:span text:style-name="T4">&gt;</text:span><text:span text:style-name="Teletype"><text:span text:style-name="T4"> </text:span></text:span><text:span text:style-name="Teletype"><text:span text:style-name="T10">)</text:span></text:span><text:span text:style-name="T4"> &lt;</text:span><text:span text:style-name="T5">statement no short if</text:span><text:span text:style-name="T4">&gt; </text:span><text:span text:style-name="Teletype"><text:span text:style-name="T10">else</text:span></text:span><text:span text:style-name="T4"> &lt;</text:span><text:span text:style-name="T5">statement</text:span><text:span text:style-name="T4">&gt; </text:span></text:p>
      <text:p text:style-name="P5"><text:span text:style-name="T4">&lt;</text:span><text:span text:style-name="T5">if then else statement no short if</text:span><text:span text:style-name="T4">&gt; ::=</text:span><text:span text:style-name="Teletype"><text:span text:style-name="T4"> </text:span></text:span><text:span text:style-name="Teletype"><text:span text:style-name="T10">if (</text:span></text:span><text:span text:style-name="T4"> &lt;</text:span><text:span text:style-name="T5">expression</text:span><text:span text:style-name="T4">&gt;</text:span><text:span text:style-name="Teletype"><text:span text:style-name="T4"> </text:span></text:span><text:span text:style-name="Teletype"><text:span text:style-name="T10">)</text:span></text:span><text:span text:style-name="T4"> &lt;</text:span><text:span text:style-name="T5">statement no short if</text:span><text:span text:style-name="T4">&gt; </text:span><text:span text:style-name="Teletype"><text:span text:style-name="T10">else</text:span></text:span><text:span text:style-name="T4"> &lt;</text:span><text:span text:style-name="T5">statement no </text:span><text:soft-page-break/><text:span text:style-name="T5">short if</text:span><text:span text:style-name="T4">&gt;</text:span></text:p>
      <text:p text:style-name="P5"><text:span text:style-name="T4">&lt;</text:span><text:span text:style-name="T5">switch statement</text:span><text:span text:style-name="T4">&gt; ::= </text:span><text:span text:style-name="Teletype"><text:span text:style-name="T10">switch (</text:span></text:span><text:span text:style-name="T4"> &lt;</text:span><text:span text:style-name="T5">expression</text:span><text:span text:style-name="T4">&gt;</text:span><text:span text:style-name="Teletype"><text:span text:style-name="T4"> </text:span></text:span><text:span text:style-name="Teletype"><text:span text:style-name="T10">)</text:span></text:span><text:span text:style-name="T4"> &lt;</text:span><text:span text:style-name="T5">switch block</text:span><text:span text:style-name="T4">&gt;</text:span></text:p>
      <text:p text:style-name="P5"><text:span text:style-name="T4">&lt;</text:span><text:span text:style-name="T5">switch block</text:span><text:span text:style-name="T4">&gt; ::= «</text:span><text:span text:style-name="Teletype"><text:span text:style-name="T10">{</text:span></text:span><text:span text:style-name="T4">» {&lt;</text:span><text:span text:style-name="T5">switch block statement group</text:span><text:span text:style-name="T4">&gt;} {&lt;</text:span><text:span text:style-name="T5">switch label</text:span><text:span text:style-name="T4">&gt;} «</text:span><text:span text:style-name="Teletype"><text:span text:style-name="T10">}</text:span></text:span><text:span text:style-name="T4">» </text:span></text:p>
      <text:p text:style-name="P6">&lt;<text:span text:style-name="T1">switch block statement group</text:span>&gt; ::= &lt;<text:span text:style-name="T1">switch labels</text:span>&gt; &lt;<text:span text:style-name="T1">block statements</text:span>&gt;</text:p>
      <text:p text:style-name="P5"><text:span text:style-name="T4">&lt;</text:span><text:span text:style-name="T5">switch label</text:span><text:span text:style-name="T4">&gt; ::= </text:span><text:span text:style-name="Teletype"><text:span text:style-name="T10">case</text:span></text:span><text:span text:style-name="T4"> &lt;</text:span><text:span text:style-name="T5">constant expression</text:span><text:span text:style-name="T4">&gt; </text:span><text:span text:style-name="Teletype"><text:span text:style-name="T10">:</text:span></text:span><text:span text:style-name="T4"> | </text:span><text:span text:style-name="Teletype"><text:span text:style-name="T10">default :</text:span></text:span></text:p>
      <text:p text:style-name="P5"><text:span text:style-name="T4">&lt;</text:span><text:span text:style-name="T5">while statement</text:span><text:span text:style-name="T4">&gt; ::= </text:span><text:span text:style-name="Teletype"><text:span text:style-name="T10">while (</text:span></text:span><text:span text:style-name="T4"> &lt;</text:span><text:span text:style-name="T5">expression</text:span><text:span text:style-name="T4">&gt; </text:span><text:span text:style-name="Teletype"><text:span text:style-name="T10">)</text:span></text:span><text:span text:style-name="T4"> &lt;</text:span><text:span text:style-name="T5">statement</text:span><text:span text:style-name="T4">&gt;</text:span></text:p>
      <text:p text:style-name="P5"><text:span text:style-name="T4">&lt;</text:span><text:span text:style-name="T5">while statement no short if</text:span><text:span text:style-name="T4">&gt; ::=</text:span><text:span text:style-name="Teletype"><text:span text:style-name="T4"> </text:span></text:span><text:span text:style-name="Teletype"><text:span text:style-name="T10">while (</text:span></text:span><text:span text:style-name="T4"> &lt;</text:span><text:span text:style-name="T5">expression</text:span><text:span text:style-name="T4">&gt; </text:span><text:span text:style-name="Teletype"><text:span text:style-name="T10">)</text:span></text:span><text:span text:style-name="T4"> &lt;</text:span><text:span text:style-name="T5">statement no short if</text:span><text:span text:style-name="T4">&gt;</text:span></text:p>
      <text:p text:style-name="P5"><text:span text:style-name="T4">&lt;</text:span><text:span text:style-name="T5">do statement</text:span><text:span text:style-name="T4">&gt; ::= </text:span><text:span text:style-name="Teletype"><text:span text:style-name="T10">do</text:span></text:span><text:span text:style-name="T4"> &lt;</text:span><text:span text:style-name="T5">statement</text:span><text:span text:style-name="T4">&gt; </text:span><text:span text:style-name="Teletype"><text:span text:style-name="T10">while (</text:span></text:span><text:span text:style-name="T4"> &lt;</text:span><text:span text:style-name="T5">expression</text:span><text:span text:style-name="T4">&gt; </text:span><text:span text:style-name="Teletype"><text:span text:style-name="T10">) ;</text:span></text:span></text:p>
      <text:p text:style-name="P5"><text:span text:style-name="T4">&lt;</text:span><text:span text:style-name="T5">for statement</text:span><text:span text:style-name="T4">&gt; ::= </text:span><text:span text:style-name="Teletype"><text:span text:style-name="T10">for (</text:span></text:span><text:span text:style-name="T4"> [&lt;</text:span><text:span text:style-name="T5">for init</text:span><text:span text:style-name="T4">&gt;]</text:span><text:span text:style-name="Teletype"><text:span text:style-name="T10">; [</text:span></text:span><text:span text:style-name="T4">&lt;</text:span><text:span text:style-name="T5">expression</text:span><text:span text:style-name="T4">&gt;]</text:span><text:span text:style-name="Teletype"><text:span text:style-name="T4"> </text:span></text:span><text:span text:style-name="Teletype"><text:span text:style-name="T10">;</text:span></text:span><text:span text:style-name="T4"> [&lt;</text:span><text:span text:style-name="T5">for update</text:span><text:span text:style-name="T4">&gt;]</text:span><text:span text:style-name="Teletype"><text:span text:style-name="T4"> </text:span></text:span><text:span text:style-name="Teletype"><text:span text:style-name="T10">)</text:span></text:span><text:span text:style-name="T4"> &lt;</text:span><text:span text:style-name="T5">statement</text:span><text:span text:style-name="T4">&gt;</text:span></text:p>
      <text:p text:style-name="P5"><text:span text:style-name="T4">&lt;</text:span><text:span text:style-name="T5">for statement no short if</text:span><text:span text:style-name="T4">&gt; ::= </text:span><text:span text:style-name="Teletype"><text:span text:style-name="T10">for (</text:span></text:span><text:span text:style-name="T4"> [&lt;</text:span><text:span text:style-name="T5">for init</text:span><text:span text:style-name="T4">&gt;]</text:span><text:span text:style-name="Teletype"><text:span text:style-name="T4"> </text:span></text:span><text:span text:style-name="Teletype"><text:span text:style-name="T10">;</text:span></text:span><text:span text:style-name="T4"> [&lt;</text:span><text:span text:style-name="T5">expression</text:span><text:span text:style-name="T4">&gt;]</text:span><text:span text:style-name="Teletype"><text:span text:style-name="T10">;</text:span></text:span><text:span text:style-name="T4"> [&lt;</text:span><text:span text:style-name="T5">for update</text:span><text:span text:style-name="T4">&gt;]</text:span><text:span text:style-name="Teletype"><text:span text:style-name="T4"> </text:span></text:span><text:span text:style-name="Teletype"><text:span text:style-name="T10">)</text:span></text:span><text:span text:style-name="T4"> &lt;</text:span><text:span text:style-name="T5">statement no short if</text:span><text:span text:style-name="T4">&gt;</text:span></text:p>
      <text:p text:style-name="P6">&lt;<text:span text:style-name="T1">for init</text:span>&gt; ::= &lt;<text:span text:style-name="T1">statement expression list</text:span>&gt; | &lt;<text:span text:style-name="T1">local variable declaration</text:span>&gt;</text:p>
      <text:p text:style-name="P6">&lt;<text:span text:style-name="T1">for update</text:span>&gt; ::= &lt;<text:span text:style-name="T1">statement expression list</text:span>&gt;</text:p>
      <text:p text:style-name="P5"><text:span text:style-name="T4">&lt;</text:span><text:span text:style-name="T5">statement expression list</text:span><text:span text:style-name="T4">&gt; ::= &lt;</text:span><text:span text:style-name="T5">statement expression</text:span><text:span text:style-name="T4">&gt; | &lt;</text:span><text:span text:style-name="T5">statement expression list</text:span><text:span text:style-name="T4">&gt; </text:span><text:span text:style-name="Teletype"><text:span text:style-name="T10">,</text:span></text:span><text:span text:style-name="T4"> &lt;</text:span><text:span text:style-name="T5">statement expression</text:span><text:span text:style-name="T4">&gt; </text:span></text:p>
      <text:p text:style-name="P5"><text:span text:style-name="T4">&lt;</text:span><text:span text:style-name="T5">break statement</text:span><text:span text:style-name="T4">&gt; ::= </text:span><text:span text:style-name="Teletype"><text:span text:style-name="T10">break</text:span></text:span><text:span text:style-name="Teletype"><text:span text:style-name="T10">;</text:span></text:span></text:p>
      <text:p text:style-name="P5"><text:span text:style-name="T4">&lt;</text:span><text:span text:style-name="T5">continue statement</text:span><text:span text:style-name="T4">&gt; ::= </text:span><text:span text:style-name="Teletype"><text:span text:style-name="T10">continue</text:span></text:span><text:span text:style-name="Teletype"><text:span text:style-name="T10">;</text:span></text:span></text:p>
      <text:p text:style-name="P5"><text:span text:style-name="T4">&lt;</text:span><text:span text:style-name="T5">return statement</text:span><text:span text:style-name="T4">&gt; ::= </text:span><text:span text:style-name="Teletype"><text:span text:style-name="T10">return</text:span></text:span><text:span text:style-name="T4"> [&lt;</text:span><text:span text:style-name="T5">expression</text:span><text:span text:style-name="T4">&gt;]</text:span><text:span text:style-name="Teletype"><text:span text:style-name="T10">;</text:span></text:span></text:p>
      <text:p text:style-name="P5"/>
      <text:h text:style-name="P4" text:outline-level="3" text:is-list-header="true">Expressions</text:h>
      <text:p text:style-name="P6">&lt;<text:span text:style-name="T1">constant expression</text:span>&gt; ::= &lt;<text:span text:style-name="T1">expression</text:span>&gt;</text:p>
      <text:p text:style-name="P6">&lt;<text:span text:style-name="T1">expression</text:span>&gt; ::= &lt;<text:span text:style-name="T1">assignment expression</text:span>&gt;</text:p>
      <text:p text:style-name="P6">&lt;<text:span text:style-name="T1">assignment expression</text:span>&gt; ::= &lt;<text:span text:style-name="T1">conditional expression</text:span>&gt; | &lt;<text:span text:style-name="T1">assignment</text:span>&gt;</text:p>
      <text:p text:style-name="P6">&lt;<text:span text:style-name="T1">assignment</text:span>&gt; ::= &lt;<text:span text:style-name="T1">left hand side</text:span>&gt; &lt;<text:span text:style-name="T1">assignment operator</text:span>&gt; &lt;<text:span text:style-name="T1">assignment expression</text:span>&gt;</text:p>
      <text:p text:style-name="P6">&lt;<text:span text:style-name="T1">left hand side</text:span>&gt; ::= &lt;<text:span text:style-name="T1">expression name</text:span>&gt; | &lt;<text:span text:style-name="T1">field access</text:span>&gt; | &lt;<text:span text:style-name="T1">array access</text:span>&gt;</text:p>
      <text:p text:style-name="P5"><text:span text:style-name="T4">&lt;</text:span><text:span text:style-name="T5">assignment operator</text:span><text:span text:style-name="T4">&gt; ::= </text:span><text:span text:style-name="Teletype"><text:span text:style-name="T10">=</text:span></text:span><text:span text:style-name="T4"> | </text:span><text:span text:style-name="Teletype"><text:span text:style-name="T10">*=</text:span></text:span><text:span text:style-name="T4"> | </text:span><text:span text:style-name="Teletype"><text:span text:style-name="T10">/=</text:span></text:span><text:span text:style-name="T4"> | </text:span><text:span text:style-name="Teletype"><text:span text:style-name="T10">%=</text:span></text:span><text:span text:style-name="T4"> |</text:span><text:span text:style-name="Teletype"><text:span text:style-name="T4"> </text:span></text:span><text:span text:style-name="Teletype"><text:span text:style-name="T10">+=</text:span></text:span><text:span text:style-name="T4"> | </text:span><text:span text:style-name="Teletype"><text:span text:style-name="T10">-=</text:span></text:span><text:span text:style-name="T4"> | </text:span><text:span text:style-name="Teletype"><text:span text:style-name="T10">&lt;&lt;=</text:span></text:span><text:span text:style-name="T4"> | </text:span><text:span text:style-name="Teletype"><text:span text:style-name="T10">&gt;&gt;=</text:span></text:span><text:span text:style-name="T4"> | </text:span><text:span text:style-name="Teletype"><text:span text:style-name="T10">&gt;&gt;&gt;=</text:span></text:span><text:span text:style-name="T4"> | </text:span><text:span text:style-name="Teletype"><text:span text:style-name="T10">&amp;=</text:span></text:span><text:span text:style-name="T4"> |</text:span><text:span text:style-name="Teletype"><text:span text:style-name="T4"> </text:span></text:span><text:span text:style-name="Teletype"><text:span text:style-name="T10">^=</text:span></text:span><text:span text:style-name="T4"> |</text:span><text:span text:style-name="Teletype"><text:span text:style-name="T4"> </text:span></text:span><text:span text:style-name="Teletype"><text:span text:style-name="T10">|=</text:span></text:span></text:p>
      <text:p text:style-name="P5"><text:span text:style-name="T4">&lt;</text:span><text:span text:style-name="T5">conditional expression</text:span><text:span text:style-name="T4">&gt; ::= &lt;</text:span><text:span text:style-name="T5">conditional or expression</text:span><text:span text:style-name="T4">&gt; | &lt;</text:span><text:span text:style-name="T5">conditional or expression</text:span><text:span text:style-name="T4">&gt;</text:span><text:span text:style-name="Teletype"><text:span text:style-name="T4"> </text:span></text:span><text:span text:style-name="Teletype"><text:span text:style-name="T10">?</text:span></text:span><text:span text:style-name="T4"> &lt;</text:span><text:span text:style-name="T5">expression</text:span><text:span text:style-name="T4">&gt;</text:span><text:span text:style-name="Teletype"><text:span text:style-name="T4"> </text:span></text:span><text:span text:style-name="Teletype"><text:span text:style-name="T10">:</text:span></text:span><text:span text:style-name="T4"> &lt;</text:span><text:span text:style-name="T5">conditional expression</text:span><text:span text:style-name="T4">&gt;</text:span></text:p>
      <text:p text:style-name="P5"><text:span text:style-name="T4">&lt;</text:span><text:span text:style-name="T5">conditional or expression</text:span><text:span text:style-name="T4">&gt; ::= &lt;</text:span><text:span text:style-name="T5">conditional and expression</text:span><text:span text:style-name="T4">&gt; | &lt;</text:span><text:span text:style-name="T5">conditional or expression</text:span><text:span text:style-name="T4">&gt;</text:span><text:span text:style-name="Teletype"><text:span text:style-name="T4"> </text:span></text:span><text:span text:style-name="Teletype"><text:span text:style-name="T10">||</text:span></text:span><text:span text:style-name="T4"> &lt;</text:span><text:span text:style-name="T5">conditional and expression</text:span><text:span text:style-name="T4">&gt;</text:span></text:p>
      <text:p text:style-name="P5"><text:soft-page-break/><text:span text:style-name="T4">&lt;</text:span><text:span text:style-name="T5">conditional and expression</text:span><text:span text:style-name="T4">&gt; ::= &lt;</text:span><text:span text:style-name="T5">inclusive or expression</text:span><text:span text:style-name="T4">&gt; | &lt;</text:span><text:span text:style-name="T5">conditional and expression</text:span><text:span text:style-name="T4">&gt;</text:span><text:span text:style-name="Teletype"><text:span text:style-name="T4"> </text:span></text:span><text:span text:style-name="Teletype"><text:span text:style-name="T10">&amp;&amp;</text:span></text:span><text:span text:style-name="T4"> &lt;</text:span><text:span text:style-name="T5">inclusive or expression</text:span><text:span text:style-name="T4">&gt;</text:span></text:p>
      <text:p text:style-name="P5"><text:span text:style-name="T4">&lt;</text:span><text:span text:style-name="T5">inclusive or expression</text:span><text:span text:style-name="T4">&gt; ::= &lt;</text:span><text:span text:style-name="T5">exclusive or expression</text:span><text:span text:style-name="T4">&gt; | &lt;</text:span><text:span text:style-name="T5">inclusive or expression</text:span><text:span text:style-name="T4">&gt;</text:span><text:span text:style-name="Teletype"><text:span text:style-name="T4"> </text:span></text:span><text:span text:style-name="Teletype"><text:span text:style-name="T10">|</text:span></text:span><text:span text:style-name="T4"> &lt;</text:span><text:span text:style-name="T5">exclusive or expression</text:span><text:span text:style-name="T4">&gt;</text:span></text:p>
      <text:p text:style-name="P5"><text:span text:style-name="T4">&lt;</text:span><text:span text:style-name="T5">exclusive or expression</text:span><text:span text:style-name="T4">&gt; ::= &lt;</text:span><text:span text:style-name="T5">and expression</text:span><text:span text:style-name="T4">&gt; | &lt;</text:span><text:span text:style-name="T5">exclusive or expression</text:span><text:span text:style-name="T4">&gt;</text:span><text:span text:style-name="Teletype"><text:span text:style-name="T4"> </text:span></text:span><text:span text:style-name="Teletype"><text:span text:style-name="T10">^</text:span></text:span><text:span text:style-name="T4"> &lt;</text:span><text:span text:style-name="T5">and expression</text:span><text:span text:style-name="T4">&gt;</text:span></text:p>
      <text:p text:style-name="P5"><text:span text:style-name="T4">&lt;</text:span><text:span text:style-name="T5">and expression</text:span><text:span text:style-name="T4">&gt; ::= &lt;</text:span><text:span text:style-name="T5">equality expression</text:span><text:span text:style-name="T4">&gt; | &lt;</text:span><text:span text:style-name="T5">and expression</text:span><text:span text:style-name="T4">&gt; </text:span><text:span text:style-name="Teletype"><text:span text:style-name="T10">&amp;</text:span></text:span><text:span text:style-name="T4"> &lt;</text:span><text:span text:style-name="T5">equality expression</text:span><text:span text:style-name="T4">&gt;</text:span></text:p>
      <text:p text:style-name="P5"><text:span text:style-name="T4">&lt;</text:span><text:span text:style-name="T5">equality expression</text:span><text:span text:style-name="T4">&gt; ::= &lt;</text:span><text:span text:style-name="T5">relational expression</text:span><text:span text:style-name="T4">&gt; | &lt;</text:span><text:span text:style-name="T5">equality expression</text:span><text:span text:style-name="T4">&gt; </text:span><text:span text:style-name="Teletype"><text:span text:style-name="T10">==</text:span></text:span><text:span text:style-name="T4"> &lt;</text:span><text:span text:style-name="T5">relational expression</text:span><text:span text:style-name="T4">&gt; | &lt;</text:span><text:span text:style-name="T5">equality expression</text:span><text:span text:style-name="T4">&gt; </text:span><text:span text:style-name="Teletype"><text:span text:style-name="T10">!=</text:span></text:span><text:span text:style-name="T4"> &lt;</text:span><text:span text:style-name="T5">relational expression</text:span><text:span text:style-name="T4">&gt;</text:span></text:p>
      <text:p text:style-name="P5"><text:span text:style-name="T4">&lt;</text:span><text:span text:style-name="T5">relational expression</text:span><text:span text:style-name="T4">&gt; ::= &lt;</text:span><text:span text:style-name="T5">shift expression</text:span><text:span text:style-name="T4">&gt; | &lt;</text:span><text:span text:style-name="T5">relational expression</text:span><text:span text:style-name="T4">&gt; </text:span><text:span text:style-name="Teletype"><text:span text:style-name="T10">&lt;</text:span></text:span><text:span text:style-name="T4"> &lt;</text:span><text:span text:style-name="T5">shift expression</text:span><text:span text:style-name="T4">&gt; | &lt;</text:span><text:span text:style-name="T5">relational expression</text:span><text:span text:style-name="T4">&gt; </text:span><text:span text:style-name="Teletype"><text:span text:style-name="T10">&gt;</text:span></text:span><text:span text:style-name="T4"> &lt;</text:span><text:span text:style-name="T5">shift expression</text:span><text:span text:style-name="T4">&gt; | &lt;</text:span><text:span text:style-name="T5">relational expression</text:span><text:span text:style-name="T4">&gt; </text:span><text:span text:style-name="Teletype"><text:span text:style-name="T10">&lt;=</text:span></text:span><text:span text:style-name="T4"> &lt;</text:span><text:span text:style-name="T5">shift expression</text:span><text:span text:style-name="T4">&gt; | &lt;</text:span><text:span text:style-name="T5">relational expression</text:span><text:span text:style-name="T4">&gt; </text:span><text:span text:style-name="Teletype"><text:span text:style-name="T10">&gt;=</text:span></text:span><text:span text:style-name="T4"> &lt;</text:span><text:span text:style-name="T5">shift expression</text:span><text:span text:style-name="T4">&gt; | &lt;</text:span><text:span text:style-name="T5">relational expression</text:span><text:span text:style-name="T4">&gt; </text:span><text:span text:style-name="Teletype"><text:span text:style-name="T10">instanceof</text:span></text:span><text:span text:style-name="T4"> &lt;</text:span><text:span text:style-name="T5">reference type</text:span><text:span text:style-name="T4">&gt;</text:span></text:p>
      <text:p text:style-name="P5"><text:span text:style-name="T4">&lt;</text:span><text:span text:style-name="T5">shift expression</text:span><text:span text:style-name="T4">&gt; ::= &lt;</text:span><text:span text:style-name="T5">additive expression</text:span><text:span text:style-name="T4">&gt; | &lt;</text:span><text:span text:style-name="T5">shift expression</text:span><text:span text:style-name="T4">&gt; </text:span><text:span text:style-name="Teletype"><text:span text:style-name="T10">&lt;&lt;</text:span></text:span><text:span text:style-name="T4"> &lt;</text:span><text:span text:style-name="T5">additive expression</text:span><text:span text:style-name="T4">&gt; | &lt;</text:span><text:span text:style-name="T5">shift expression</text:span><text:span text:style-name="T4">&gt; </text:span><text:span text:style-name="Teletype"><text:span text:style-name="T10">&gt;&gt;</text:span></text:span><text:span text:style-name="T4"> &lt;</text:span><text:span text:style-name="T5">additive expression</text:span><text:span text:style-name="T4">&gt; | &lt;</text:span><text:span text:style-name="T5">shift expression</text:span><text:span text:style-name="T4">&gt; </text:span><text:span text:style-name="Teletype"><text:span text:style-name="T10">&gt;&gt;&gt;</text:span></text:span><text:span text:style-name="T4"> &lt;</text:span><text:span text:style-name="T5">additive expression</text:span><text:span text:style-name="T4">&gt;</text:span></text:p>
      <text:p text:style-name="P5"><text:span text:style-name="T4">&lt;</text:span><text:span text:style-name="T5">additive expression</text:span><text:span text:style-name="T4">&gt; ::= &lt;</text:span><text:span text:style-name="T5">multiplicative expression</text:span><text:span text:style-name="T4">&gt; | &lt;</text:span><text:span text:style-name="T5">additive expression</text:span><text:span text:style-name="T4">&gt; </text:span><text:span text:style-name="Teletype"><text:span text:style-name="T10">+</text:span></text:span><text:span text:style-name="T4"> &lt;</text:span><text:span text:style-name="T5">multiplicative expression</text:span><text:span text:style-name="T4">&gt; | &lt;</text:span><text:span text:style-name="T5">additive expression</text:span><text:span text:style-name="T4">&gt;</text:span><text:span text:style-name="Teletype"><text:span text:style-name="T4"> </text:span></text:span><text:span text:style-name="T4">- &lt;</text:span><text:span text:style-name="T5">multiplicative expression</text:span><text:span text:style-name="T4">&gt;</text:span></text:p>
      <text:p text:style-name="P5"><text:span text:style-name="T4">&lt;</text:span><text:span text:style-name="T5">multiplicative expression</text:span><text:span text:style-name="T4">&gt; ::= &lt;</text:span><text:span text:style-name="T5">unary expression</text:span><text:span text:style-name="T4">&gt; | &lt;</text:span><text:span text:style-name="T5">multiplicative expression</text:span><text:span text:style-name="T4">&gt; </text:span><text:span text:style-name="Teletype"><text:span text:style-name="T10">*</text:span></text:span><text:span text:style-name="T4"> &lt;</text:span><text:span text:style-name="T5">unary expression</text:span><text:span text:style-name="T4">&gt; | &lt;</text:span><text:span text:style-name="T5">multiplicative expression</text:span><text:span text:style-name="T4">&gt; </text:span><text:span text:style-name="Teletype"><text:span text:style-name="T10">/</text:span></text:span><text:span text:style-name="T4"> &lt;</text:span><text:span text:style-name="T5">unary expression</text:span><text:span text:style-name="T4">&gt; | &lt;</text:span><text:span text:style-name="T5">multiplicative expression</text:span><text:span text:style-name="T4">&gt; </text:span><text:span text:style-name="Teletype"><text:span text:style-name="T10">%</text:span></text:span><text:span text:style-name="T4"> &lt;</text:span><text:span text:style-name="T5">unary expression</text:span><text:span text:style-name="T4">&gt;</text:span></text:p>
      <text:p text:style-name="P5"><text:span text:style-name="T4">&lt;</text:span><text:span text:style-name="T5">cast expression</text:span><text:span text:style-name="T4">&gt; ::= </text:span><text:span text:style-name="Teletype"><text:span text:style-name="T10">(</text:span></text:span><text:span text:style-name="T4"> &lt;</text:span><text:span text:style-name="T5">primitive type</text:span><text:span text:style-name="T4">&gt;</text:span><text:span text:style-name="Teletype"><text:span text:style-name="T4"> </text:span></text:span><text:span text:style-name="Teletype"><text:span text:style-name="T10">)</text:span></text:span><text:span text:style-name="T4"> &lt;</text:span><text:span text:style-name="T5">unary expression</text:span><text:span text:style-name="T4">&gt; | </text:span><text:span text:style-name="Teletype"><text:span text:style-name="T10">(</text:span></text:span><text:span text:style-name="T4"> &lt;</text:span><text:span text:style-name="T5">reference type</text:span><text:span text:style-name="T4">&gt;</text:span><text:span text:style-name="Teletype"><text:span text:style-name="T4"> </text:span></text:span><text:span text:style-name="Teletype"><text:span text:style-name="T10">)</text:span></text:span><text:span text:style-name="T4"> &lt;</text:span><text:span text:style-name="T5">unary expression not plus minus</text:span><text:span text:style-name="T4">&gt; </text:span></text:p>
      <text:p text:style-name="P5"><text:span text:style-name="T4">&lt;</text:span><text:span text:style-name="T5">unary expression</text:span><text:span text:style-name="T4">&gt; ::= &lt;</text:span><text:span text:style-name="T5">preincrement expression</text:span><text:span text:style-name="T4">&gt; | &lt;</text:span><text:span text:style-name="T5">predecrement expression</text:span><text:span text:style-name="T4">&gt; | </text:span><text:span text:style-name="Teletype"><text:span text:style-name="T10">+</text:span></text:span><text:span text:style-name="T4"> &lt;</text:span><text:span text:style-name="T5">unary expression</text:span><text:span text:style-name="T4">&gt; | </text:span><text:span text:style-name="Teletype"><text:span text:style-name="T10">-</text:span></text:span><text:span text:style-name="T4"> &lt;</text:span><text:span text:style-name="T5">unary expression</text:span><text:span text:style-name="T4">&gt; | &lt;</text:span><text:span text:style-name="T5">unary expression not plus minus</text:span><text:span text:style-name="T4">&gt;</text:span></text:p>
      <text:p text:style-name="P5"><text:span text:style-name="T4">&lt;</text:span><text:span text:style-name="T5">predecrement expression</text:span><text:span text:style-name="T4">&gt; ::=</text:span><text:span text:style-name="Teletype"><text:span text:style-name="T4"> </text:span></text:span><text:span text:style-name="Teletype"><text:span text:style-name="T10">--</text:span></text:span><text:span text:style-name="T4"> &lt;</text:span><text:span text:style-name="T5">unary expression</text:span><text:span text:style-name="T4">&gt;</text:span></text:p>
      <text:p text:style-name="P5"><text:span text:style-name="T4">&lt;</text:span><text:span text:style-name="T5">preincrement expression</text:span><text:span text:style-name="T4">&gt; ::= </text:span><text:span text:style-name="Teletype"><text:span text:style-name="T10">++</text:span></text:span><text:span text:style-name="T4"> &lt;</text:span><text:span text:style-name="T5">unary expression</text:span><text:span text:style-name="T4">&gt;</text:span></text:p>
      <text:p text:style-name="P5"><text:span text:style-name="T4">&lt;</text:span><text:span text:style-name="T5">unary expression not plus minus</text:span><text:span text:style-name="T4">&gt; ::= &lt;</text:span><text:span text:style-name="T5">postfix expression</text:span><text:span text:style-name="T4">&gt; |</text:span><text:span text:style-name="Teletype"><text:span text:style-name="T4"> </text:span></text:span><text:span text:style-name="Teletype"><text:span text:style-name="T10">~</text:span></text:span><text:span text:style-name="T4"> &lt;</text:span><text:span text:style-name="T5">unary expression</text:span><text:span text:style-name="T4">&gt; | </text:span><text:span text:style-name="Teletype"><text:span text:style-name="T10">!</text:span></text:span><text:span text:style-name="T4"> &lt;</text:span><text:span text:style-name="T5">unary expression</text:span><text:span text:style-name="T4">&gt; | &lt;</text:span><text:span text:style-name="T5">cast expression</text:span><text:span text:style-name="T4">&gt;</text:span></text:p>
      <text:p text:style-name="P5"><text:span text:style-name="T4">&lt;</text:span><text:span text:style-name="T5">postdecrement expression</text:span><text:span text:style-name="T4">&gt; ::= &lt;</text:span><text:span text:style-name="T5">postfix expression</text:span><text:span text:style-name="T4">&gt; </text:span><text:span text:style-name="Teletype"><text:span text:style-name="T10">--</text:span></text:span></text:p>
      <text:p text:style-name="P5"><text:span text:style-name="T4">&lt;</text:span><text:span text:style-name="T5">postincrement expression</text:span><text:span text:style-name="T4">&gt; ::= &lt;</text:span><text:span text:style-name="T5">postfix expression</text:span><text:span text:style-name="T4">&gt; </text:span><text:span text:style-name="Teletype"><text:span text:style-name="T10">++</text:span></text:span></text:p>
      <text:p text:style-name="P6">&lt;<text:span text:style-name="T1">postfix expression</text:span>&gt; ::= &lt;<text:span text:style-name="T1">primary</text:span>&gt; | &lt;<text:span text:style-name="T1">expression name</text:span>&gt; | &lt;<text:span text:style-name="T1">postincrement expression</text:span>&gt; | &lt;<text:span text:style-name="T1">postdecrement expression</text:span>&gt;</text:p>
      <text:p text:style-name="P5"><text:span text:style-name="T4">&lt;</text:span><text:span text:style-name="T5">method invocation</text:span><text:span text:style-name="T4">&gt; ::= &lt;</text:span><text:span text:style-name="T5">method name</text:span><text:span text:style-name="T4">&gt; </text:span><text:span text:style-name="Teletype"><text:span text:style-name="T10">(</text:span></text:span><text:span text:style-name="T4"> [&lt;</text:span><text:span text:style-name="T5">argument list</text:span><text:span text:style-name="T4">&gt;] </text:span><text:span text:style-name="Teletype"><text:span text:style-name="T10">)</text:span></text:span><text:span text:style-name="T4"> | &lt;</text:span><text:span text:style-name="T5">primary</text:span><text:span text:style-name="T4">&gt;</text:span><text:span text:style-name="Teletype"><text:span text:style-name="T4"> </text:span></text:span><text:span text:style-name="Teletype"><text:span text:style-name="T10">.</text:span></text:span><text:span text:style-name="T4"> &lt;</text:span><text:span text:style-name="T5">identifier</text:span><text:span text:style-name="T4">&gt; </text:span><text:span text:style-name="Teletype"><text:span text:style-name="T10">(</text:span></text:span><text:span text:style-name="T4"> [&lt;</text:span><text:span text:style-name="T5">argument list</text:span><text:span text:style-name="T4">&gt;] </text:span><text:span text:style-name="Teletype"><text:span text:style-name="T10">)</text:span></text:span><text:span text:style-name="T4"> | </text:span><text:span text:style-name="Teletype"><text:span text:style-name="T10">super.</text:span></text:span><text:span text:style-name="T4"> &lt;</text:span><text:span text:style-name="T5">identifier</text:span><text:span text:style-name="T4">&gt; </text:span><text:span text:style-name="Teletype"><text:span text:style-name="T10">(</text:span></text:span><text:span text:style-name="T4"> [&lt;</text:span><text:span text:style-name="T5">argument list</text:span><text:span text:style-name="T4">&gt;]</text:span><text:span text:style-name="Teletype"><text:span text:style-name="T4"> </text:span></text:span><text:span text:style-name="Teletype"><text:span text:style-name="T10">)</text:span></text:span><text:span text:style-name="T4"> </text:span></text:p>
      <text:p text:style-name="P5"><text:span text:style-name="T4">&lt;</text:span><text:span text:style-name="T5">field access</text:span><text:span text:style-name="T4">&gt; ::= &lt;</text:span><text:span text:style-name="T5">primary</text:span><text:span text:style-name="T4">&gt;</text:span><text:span text:style-name="Teletype"><text:span text:style-name="T4"> </text:span></text:span><text:span text:style-name="Teletype"><text:span text:style-name="T10">.</text:span></text:span><text:span text:style-name="T4"> &lt;</text:span><text:span text:style-name="T5">identifier</text:span><text:span text:style-name="T4">&gt; |</text:span><text:span text:style-name="Teletype"><text:span text:style-name="T4"> </text:span></text:span><text:span text:style-name="Teletype"><text:span text:style-name="T10">super .</text:span></text:span><text:span text:style-name="T4"> &lt;</text:span><text:span text:style-name="T5">identifier</text:span><text:span text:style-name="T4">&gt;</text:span></text:p>
      <text:p text:style-name="P6">&lt;<text:span text:style-name="T1">primary</text:span>&gt; ::= &lt;<text:span text:style-name="T1">primary no new array</text:span>&gt; | &lt;<text:span text:style-name="T1">array creation expression</text:span>&gt;</text:p>
      <text:p text:style-name="P5"><text:span text:style-name="T4">&lt;</text:span><text:span text:style-name="T5">primary no new array</text:span><text:span text:style-name="T4">&gt; ::= &lt;</text:span><text:span text:style-name="T5">literal</text:span><text:span text:style-name="T4">&gt; | </text:span><text:span text:style-name="Teletype"><text:span text:style-name="T10">this</text:span></text:span><text:span text:style-name="T4"> | </text:span><text:span text:style-name="Teletype"><text:span text:style-name="T10">(</text:span></text:span><text:span text:style-name="T4"> &lt;</text:span><text:span text:style-name="T5">expression</text:span><text:span text:style-name="T4">&gt;</text:span><text:span text:style-name="Teletype"><text:span text:style-name="T4"> </text:span></text:span><text:span text:style-name="Teletype"><text:span text:style-name="T10">)</text:span></text:span><text:span text:style-name="T4"> | &lt;</text:span><text:span text:style-name="T5">class instance creation expression</text:span><text:span text:style-name="T4">&gt; | &lt;</text:span><text:span text:style-name="T5">field access</text:span><text:span text:style-name="T4">&gt; | &lt;</text:span><text:span text:style-name="T5">method invocation</text:span><text:span text:style-name="T4">&gt; | &lt;</text:span><text:span text:style-name="T5">array access</text:span><text:span text:style-name="T4">&gt;</text:span></text:p>
      <text:p text:style-name="P5"><text:soft-page-break/><text:span text:style-name="T4">&lt;</text:span><text:span text:style-name="T5">class instance creation expression</text:span><text:span text:style-name="T4">&gt; ::= </text:span><text:span text:style-name="Teletype"><text:span text:style-name="T10">new</text:span></text:span><text:span text:style-name="T4"> &lt;</text:span><text:span text:style-name="T5">class type</text:span><text:span text:style-name="T4">&gt;</text:span><text:span text:style-name="Teletype"><text:span text:style-name="T4"> </text:span></text:span><text:span text:style-name="Teletype"><text:span text:style-name="T10">(</text:span></text:span><text:span text:style-name="T4"> [&lt;</text:span><text:span text:style-name="T5">argument list</text:span><text:span text:style-name="T4">&gt;] </text:span><text:span text:style-name="Teletype"><text:span text:style-name="T10">)</text:span></text:span></text:p>
      <text:p text:style-name="P5"><text:span text:style-name="T4">&lt;</text:span><text:span text:style-name="T5">argument list</text:span><text:span text:style-name="T4">&gt; ::= &lt;</text:span><text:span text:style-name="T5">expression</text:span><text:span text:style-name="T4">&gt; | &lt;</text:span><text:span text:style-name="T5">argument list</text:span><text:span text:style-name="T4">&gt;</text:span><text:span text:style-name="Teletype"><text:span text:style-name="T10">,</text:span></text:span><text:span text:style-name="T4"> &lt;</text:span><text:span text:style-name="T5">expression</text:span><text:span text:style-name="T4">&gt;</text:span></text:p>
      <text:p text:style-name="P5"><text:span text:style-name="T4">&lt;</text:span><text:span text:style-name="T5">array creation expression</text:span><text:span text:style-name="T4">&gt; ::= </text:span><text:span text:style-name="Teletype"><text:span text:style-name="T10">new</text:span></text:span><text:span text:style-name="T4"> &lt;</text:span><text:span text:style-name="T5">primitive type</text:span><text:span text:style-name="T4">&gt; {&lt;</text:span><text:span text:style-name="T5">dim expr</text:span><text:span text:style-name="T4">&gt;} |</text:span><text:span text:style-name="Teletype"><text:span text:style-name="T4"> </text:span></text:span><text:span text:style-name="Teletype"><text:span text:style-name="T10">new</text:span></text:span><text:span text:style-name="T4"> &lt;</text:span><text:span text:style-name="T5">class or interface type</text:span><text:span text:style-name="T4">&gt; &lt;</text:span><text:span text:style-name="T5">dim expr</text:span><text:span text:style-name="T4">&gt;</text:span></text:p>
      <text:p text:style-name="P5"><text:span text:style-name="T4">&lt;</text:span><text:span text:style-name="T5">dim expr</text:span><text:span text:style-name="T4">&gt; ::=</text:span><text:span text:style-name="Teletype"><text:span text:style-name="T4"> «</text:span></text:span><text:span text:style-name="Teletype"><text:span text:style-name="T10">[</text:span></text:span><text:span text:style-name="Teletype"><text:span text:style-name="T4">»</text:span></text:span><text:span text:style-name="T4"> &lt;</text:span><text:span text:style-name="T5">expression</text:span><text:span text:style-name="T4">&gt; «</text:span><text:span text:style-name="Teletype"><text:span text:style-name="T10">]»</text:span></text:span></text:p>
      <text:p text:style-name="P5"><text:span text:style-name="T4">&lt;</text:span><text:span text:style-name="T5">array access</text:span><text:span text:style-name="T4">&gt; ::= &lt;</text:span><text:span text:style-name="T5">expression name</text:span><text:span text:style-name="T4">&gt;</text:span><text:span text:style-name="Teletype"><text:span text:style-name="T4"> </text:span></text:span><text:span text:style-name="Teletype"><text:span text:style-name="T10">[</text:span></text:span><text:span text:style-name="T4"> &lt;</text:span><text:span text:style-name="T5">expression</text:span><text:span text:style-name="T4">&gt;</text:span><text:span text:style-name="Teletype"><text:span text:style-name="T4"> </text:span></text:span><text:span text:style-name="Teletype"><text:span text:style-name="T10">]</text:span></text:span><text:span text:style-name="T4"> | &lt;</text:span><text:span text:style-name="T5">primary no new array</text:span><text:span text:style-name="T4">&gt;</text:span><text:span text:style-name="Teletype"><text:span text:style-name="T4"> </text:span></text:span><text:span text:style-name="Teletype"><text:span text:style-name="T10">[</text:span></text:span><text:span text:style-name="T4"> &lt;</text:span><text:span text:style-name="T5">expression</text:span><text:span text:style-name="T4">&gt;</text:span><text:span text:style-name="Teletype"><text:span text:style-name="T10">]</text:span></text:span></text:p>
      <text:h text:style-name="P4" text:outline-level="3" text:is-list-header="true">Tokens</text:h>
      <text:p text:style-name="P5"><text:span text:style-name="T4">&lt;</text:span><text:span text:style-name="T5">type name</text:span><text:span text:style-name="T4">&gt; ::= &lt;</text:span><text:span text:style-name="T5">identifier</text:span><text:span text:style-name="T4">&gt; | &lt;</text:span><text:span text:style-name="T5">package name</text:span><text:span text:style-name="T4">&gt; </text:span><text:span text:style-name="Teletype"><text:span text:style-name="T10">.</text:span></text:span><text:span text:style-name="T4"> &lt;</text:span><text:span text:style-name="T5">identifier</text:span><text:span text:style-name="T4">&gt;</text:span></text:p>
      <text:p text:style-name="P6">&lt;<text:span text:style-name="T1">simple type name</text:span>&gt; ::= &lt;<text:span text:style-name="T1">identifier</text:span>&gt;</text:p>
      <text:p text:style-name="P5"><text:span text:style-name="T4">&lt;</text:span><text:span text:style-name="T5">expression name</text:span><text:span text:style-name="T4">&gt; ::= &lt;</text:span><text:span text:style-name="T5">identifier</text:span><text:span text:style-name="T4">&gt; | &lt;</text:span><text:span text:style-name="T5">ambiguous name</text:span><text:span text:style-name="T4">&gt; </text:span><text:span text:style-name="Teletype"><text:span text:style-name="T10">.</text:span></text:span><text:span text:style-name="T4"> &lt;</text:span><text:span text:style-name="T5">identifier</text:span><text:span text:style-name="T4">&gt;</text:span></text:p>
      <text:p text:style-name="P5"><text:span text:style-name="T4">&lt;</text:span><text:span text:style-name="T5">method name</text:span><text:span text:style-name="T4">&gt; ::= &lt;</text:span><text:span text:style-name="T5">identifier</text:span><text:span text:style-name="T4">&gt; | &lt;</text:span><text:span text:style-name="T5">ambiguous name</text:span><text:span text:style-name="T4">&gt;</text:span><text:span text:style-name="Teletype"><text:span text:style-name="T10">.</text:span></text:span><text:span text:style-name="T4"> &lt;</text:span><text:span text:style-name="T5">identifier</text:span><text:span text:style-name="T4">&gt;</text:span></text:p>
      <text:p text:style-name="P5"><text:span text:style-name="T4">&lt;</text:span><text:span text:style-name="T5">ambiguous name</text:span><text:span text:style-name="T4">&gt;::= &lt;</text:span><text:span text:style-name="T5">identifier</text:span><text:span text:style-name="T4">&gt; | &lt;</text:span><text:span text:style-name="T5">ambiguous name</text:span><text:span text:style-name="T4">&gt;</text:span><text:span text:style-name="Teletype"><text:span text:style-name="T10">.</text:span></text:span><text:span text:style-name="T4"> &lt;</text:span><text:span text:style-name="T5">identifier</text:span><text:span text:style-name="T4">&gt;</text:span></text:p>
      <text:p text:style-name="P6">&lt;<text:span text:style-name="T1">literal</text:span>&gt; ::= &lt;<text:span text:style-name="T1">integer literal</text:span>&gt; | &lt;<text:span text:style-name="T1">floating-point literal</text:span>&gt; | &lt;<text:span text:style-name="T1">boolean literal</text:span>&gt; | &lt;<text:span text:style-name="T1">character literal</text:span>&gt; | &lt;<text:span text:style-name="T1">string literal</text:span>&gt; | &lt;<text:span text:style-name="T1">null literal</text:span>&gt;</text:p>
      <text:p text:style-name="P6">&lt;<text:span text:style-name="T1">integer literal</text:span>&gt; ::= &lt;<text:span text:style-name="T1">decimal integer literal</text:span>&gt; | &lt;<text:span text:style-name="T1">hex integer literal</text:span>&gt; | &lt;<text:span text:style-name="T1">octal integer literal</text:span>&gt;</text:p>
      <text:p text:style-name="P6">&lt;<text:span text:style-name="T1">decimal integer literal</text:span>&gt; ::= &lt;<text:span text:style-name="T1">decimal numeral</text:span>&gt; [&lt;<text:span text:style-name="T1">integer type suffix</text:span>&gt;]</text:p>
      <text:p text:style-name="P6">&lt;<text:span text:style-name="T1">hex integer literal</text:span>&gt; ::= &lt;<text:span text:style-name="T1">hex numeral</text:span>&gt; [&lt;<text:span text:style-name="T1">integer type suffix</text:span>&gt;]</text:p>
      <text:p text:style-name="P6">&lt;<text:span text:style-name="T1">octal integer literal</text:span>&gt; ::= &lt;<text:span text:style-name="T1">octal numeral</text:span>&gt; [&lt;<text:span text:style-name="T1">integer type suffix</text:span>&gt;]</text:p>
      <text:p text:style-name="P5"><text:span text:style-name="T4">&lt;</text:span><text:span text:style-name="T5">integer type suffix</text:span><text:span text:style-name="T4">&gt; ::= </text:span><text:span text:style-name="Teletype"><text:span text:style-name="T10">l</text:span></text:span><text:span text:style-name="Teletype"><text:span text:style-name="T4"> </text:span></text:span><text:span text:style-name="T4">| </text:span><text:span text:style-name="Teletype"><text:span text:style-name="T10">L</text:span></text:span></text:p>
      <text:p text:style-name="P6">&lt;<text:span text:style-name="T1">decimal numeral</text:span>&gt; ::= <text:span text:style-name="T3">0</text:span> | &lt;<text:span text:style-name="T1">non zero digit</text:span>&gt; {&lt;<text:span text:style-name="T1">digit</text:span>&gt;}</text:p>
      <text:p text:style-name="P6">&lt;<text:span text:style-name="T1">digit</text:span>&gt; ::= <text:span text:style-name="T3">0 </text:span>| &lt;<text:span text:style-name="T1">non zero digit</text:span>&gt;</text:p>
      <text:p text:style-name="P6">&lt;<text:span text:style-name="T1">non zero digit</text:span>&gt; ::= <text:span text:style-name="T21">1 | 2 | 3 | 4 | 5 | 6 | 7 | 8 | 9</text:span></text:p>
      <text:p text:style-name="P6">&lt;<text:span text:style-name="T1">hex numeral</text:span>&gt; ::= <text:span text:style-name="T21">0x</text:span> &lt;<text:span text:style-name="T1">hex digit</text:span>&gt; | <text:span text:style-name="T21">0X</text:span> &lt;<text:span text:style-name="T1">hex digit</text:span>&gt; | &lt;<text:span text:style-name="T1">hex numeral</text:span>&gt; &lt;<text:span text:style-name="T1">hex digit</text:span>&gt;</text:p>
      <text:p text:style-name="P6">&lt;<text:span text:style-name="T1">hex digit</text:span>&gt; :: =<text:span text:style-name="T21"> 0 | 1 | 2 | 3 | 4 | 5 | 6 | 7 | 8 | 9 | a | b | c | d | e | f | A | B | C | D | E | F</text:span></text:p>
      <text:p text:style-name="P10">&lt;octal numeral&gt; ::= <text:span text:style-name="T22">0</text:span> &lt;octal digit&gt; | &lt;octal numeral&gt; &lt;octal digit&gt;</text:p>
      <text:p text:style-name="P6">&lt;<text:span text:style-name="T1">octal digit</text:span>&gt; ::= <text:span text:style-name="T21">0 </text:span><text:span text:style-name="T24">|</text:span><text:span text:style-name="T21"> 1 </text:span><text:span text:style-name="T24">|</text:span><text:span text:style-name="T21"> 2 </text:span><text:span text:style-name="T24">|</text:span><text:span text:style-name="T21"> 3 </text:span><text:span text:style-name="T24">|</text:span><text:span text:style-name="T21"> 4 </text:span><text:span text:style-name="T24">|</text:span><text:span text:style-name="T21"> 5 </text:span><text:span text:style-name="T24">|</text:span><text:span text:style-name="T21"> 6 </text:span><text:span text:style-name="T24">|</text:span><text:span text:style-name="T21"> 7 </text:span></text:p>
      <text:p text:style-name="P5"><text:span text:style-name="T6">&lt;floating-point literal&gt; ::= {&lt;digit&gt;} </text:span><text:span text:style-name="Teletype"><text:span text:style-name="T8">.</text:span></text:span><text:span text:style-name="T6"> {&lt;digit&gt;} [&lt;exponent part&gt;] [&lt;float type suffix&gt;]</text:span></text:p>
      <text:p text:style-name="P10">{&lt;digit&gt;} [&lt;exponent part&gt;][&lt;float type suffix&gt;]</text:p>
      <text:p text:style-name="P6"><text:soft-page-break/>&lt;<text:span text:style-name="T1">exponent part</text:span>&gt; ::= &lt;<text:span text:style-name="T1">exponent indicator</text:span>&gt; &lt;<text:span text:style-name="T1">signed integer</text:span>&gt;</text:p>
      <text:p text:style-name="P6">&lt;<text:span text:style-name="T1">exponent indicator</text:span>&gt; ::= e | E</text:p>
      <text:p text:style-name="P5"><text:span text:style-name="T6">&lt;signed integer&gt; ::= [&lt;sign&gt;]</text:span><text:span text:style-name="T6">&lt;digits&gt;</text:span></text:p>
      <text:p text:style-name="P6">&lt;<text:span text:style-name="T1">sign</text:span>&gt; ::= + | -</text:p>
      <text:p text:style-name="P6">&lt;<text:span text:style-name="T1">float type suffix</text:span>&gt; ::= f | F | d | D</text:p>
      <text:p text:style-name="P5"><text:span text:style-name="T4">&lt;</text:span><text:span text:style-name="T5">boolean literal</text:span><text:span text:style-name="T4">&gt; ::= </text:span><text:span text:style-name="Teletype"><text:span text:style-name="T10">true</text:span></text:span><text:span text:style-name="T4"> | </text:span><text:span text:style-name="Teletype"><text:span text:style-name="T10">false</text:span></text:span></text:p>
      <text:p text:style-name="P5"><text:span text:style-name="T4">&lt;</text:span><text:span text:style-name="T5">character literal</text:span><text:span text:style-name="T4">&gt; ::= </text:span><text:span text:style-name="Teletype"><text:span text:style-name="T10">'</text:span></text:span><text:span text:style-name="T6">&lt;single character&gt;</text:span><text:span text:style-name="Teletype"><text:span text:style-name="T10">'</text:span></text:span><text:span text:style-name="T4"> | </text:span><text:span text:style-name="Teletype"><text:span text:style-name="T10">'</text:span></text:span><text:span text:style-name="T6">&lt;escape sequence&gt;</text:span><text:span text:style-name="Teletype"><text:span text:style-name="T10">'</text:span></text:span></text:p>
      <text:p text:style-name="P5"><text:span text:style-name="T4">&lt;</text:span><text:span text:style-name="T5">single character</text:span><text:span text:style-name="T4">&gt; ::= </text:span><text:span text:style-name="T6">&lt;input character&gt; except </text:span><text:span text:style-name="Teletype"><text:span text:style-name="T7">'</text:span></text:span><text:span text:style-name="T6"> and </text:span><text:span text:style-name="Teletype"><text:span text:style-name="T7">\</text:span></text:span></text:p>
      <text:p text:style-name="P5"><text:span text:style-name="T4">&lt;</text:span><text:span text:style-name="T5">string literal</text:span><text:span text:style-name="T4">&gt; ::= </text:span><text:span text:style-name="Teletype"><text:span text:style-name="T13">"</text:span></text:span><text:span text:style-name="T6">{&lt;string characters&gt;}</text:span><text:span text:style-name="Teletype"><text:span text:style-name="T11">"</text:span></text:span></text:p>
      <text:p text:style-name="P6">&lt;<text:span text:style-name="T1">string characters</text:span>&gt; ::= &lt;<text:span text:style-name="T1">string character</text:span>&gt; | &lt;<text:span text:style-name="T1">string characters</text:span>&gt; &lt;<text:span text:style-name="T1">string character</text:span>&gt;</text:p>
      <text:p text:style-name="P5"><text:span text:style-name="T4">&lt;</text:span><text:span text:style-name="T5">string character</text:span><text:span text:style-name="T4">&gt; ::= </text:span><text:span text:style-name="T6">&lt;input character&gt; except </text:span><text:span text:style-name="Teletype"><text:span text:style-name="T7">"</text:span></text:span><text:span text:style-name="T6"> and </text:span><text:span text:style-name="Teletype"><text:span text:style-name="T7">\</text:span></text:span><text:span text:style-name="T4"> | &lt;</text:span><text:span text:style-name="T5">escape character</text:span><text:span text:style-name="T4">&gt;</text:span></text:p>
      <text:p text:style-name="P5"><text:span text:style-name="T4">&lt;</text:span><text:span text:style-name="T5">null literal</text:span><text:span text:style-name="T4">&gt; ::= </text:span><text:span text:style-name="Teletype"><text:span text:style-name="T10">null</text:span></text:span></text:p>
      <text:p text:style-name="P5"><text:span text:style-name="T4">&lt;</text:span><text:span text:style-name="T5">keyword</text:span><text:span text:style-name="T4">&gt; ::= </text:span><text:span text:style-name="Teletype"><text:span text:style-name="T10">abstract</text:span></text:span><text:span text:style-name="T4"> | </text:span><text:span text:style-name="Teletype"><text:span text:style-name="T10">boolean</text:span></text:span><text:span text:style-name="T4"> | </text:span><text:span text:style-name="Teletype"><text:span text:style-name="T10">break</text:span></text:span><text:span text:style-name="T4"> | </text:span><text:span text:style-name="Teletype"><text:span text:style-name="T10">byte</text:span></text:span><text:span text:style-name="T4"> | </text:span><text:span text:style-name="Teletype"><text:span text:style-name="T10">case</text:span></text:span><text:span text:style-name="T4"> | </text:span><text:span text:style-name="Teletype"><text:span text:style-name="T10">catch</text:span></text:span><text:span text:style-name="T4"> | </text:span><text:span text:style-name="Teletype"><text:span text:style-name="T10">char</text:span></text:span><text:span text:style-name="T4"> | </text:span><text:span text:style-name="Teletype"><text:span text:style-name="T10">class</text:span></text:span><text:span text:style-name="T4"> | </text:span><text:span text:style-name="Teletype"><text:span text:style-name="T10">const</text:span></text:span><text:span text:style-name="T4"> | </text:span><text:span text:style-name="Teletype"><text:span text:style-name="T10">continue</text:span></text:span><text:span text:style-name="T4"> | </text:span><text:span text:style-name="Teletype"><text:span text:style-name="T10">default</text:span></text:span><text:span text:style-name="T4"> | </text:span><text:span text:style-name="Teletype"><text:span text:style-name="T10">do</text:span></text:span><text:span text:style-name="T4"> | </text:span><text:span text:style-name="Teletype"><text:span text:style-name="T10">double</text:span></text:span><text:span text:style-name="T4"> | </text:span><text:span text:style-name="Teletype"><text:span text:style-name="T10">else</text:span></text:span><text:span text:style-name="T4"> | </text:span><text:span text:style-name="Teletype"><text:span text:style-name="T10">extends</text:span></text:span><text:span text:style-name="T4"> | </text:span><text:span text:style-name="Teletype"><text:span text:style-name="T10">final</text:span></text:span><text:span text:style-name="T4"> | </text:span><text:span text:style-name="Teletype"><text:span text:style-name="T10">finally</text:span></text:span><text:span text:style-name="T4"> | </text:span><text:span text:style-name="Teletype"><text:span text:style-name="T10">float</text:span></text:span><text:span text:style-name="T4"> | </text:span><text:span text:style-name="Teletype"><text:span text:style-name="T10">for</text:span></text:span><text:span text:style-name="T4"> | </text:span><text:span text:style-name="Teletype"><text:span text:style-name="T10">goto</text:span></text:span><text:span text:style-name="T4"> | </text:span><text:span text:style-name="Teletype"><text:span text:style-name="T10">if</text:span></text:span><text:span text:style-name="T4"> | </text:span><text:span text:style-name="Teletype"><text:span text:style-name="T10">implements</text:span></text:span><text:span text:style-name="T4"> | </text:span><text:span text:style-name="Teletype"><text:span text:style-name="T10">import</text:span></text:span><text:span text:style-name="T4"> | </text:span><text:span text:style-name="Teletype"><text:span text:style-name="T10">instanceof</text:span></text:span><text:span text:style-name="T4"> | </text:span><text:span text:style-name="Teletype"><text:span text:style-name="T10">int</text:span></text:span><text:span text:style-name="T4"> | </text:span><text:span text:style-name="Teletype"><text:span text:style-name="T10">interface</text:span></text:span><text:span text:style-name="T4"> | </text:span><text:span text:style-name="Teletype"><text:span text:style-name="T10">long</text:span></text:span><text:span text:style-name="T4"> | </text:span><text:span text:style-name="Teletype"><text:span text:style-name="T10">native</text:span></text:span><text:span text:style-name="T4"> | </text:span><text:span text:style-name="Teletype"><text:span text:style-name="T10">new</text:span></text:span><text:span text:style-name="T4"> | </text:span><text:span text:style-name="Teletype"><text:span text:style-name="T10">package</text:span></text:span><text:span text:style-name="T4"> | </text:span><text:span text:style-name="Teletype"><text:span text:style-name="T10">private</text:span></text:span><text:span text:style-name="T4"> | </text:span><text:span text:style-name="Teletype"><text:span text:style-name="T10">protected</text:span></text:span><text:span text:style-name="T4"> | </text:span><text:span text:style-name="Teletype"><text:span text:style-name="T10">public</text:span></text:span><text:span text:style-name="T4"> | </text:span><text:span text:style-name="Teletype"><text:span text:style-name="T10">return</text:span></text:span><text:span text:style-name="T4"> | </text:span><text:span text:style-name="Teletype"><text:span text:style-name="T10">short</text:span></text:span><text:span text:style-name="T4"> | </text:span><text:span text:style-name="Teletype"><text:span text:style-name="T10">static</text:span></text:span><text:span text:style-name="T4"> | </text:span><text:span text:style-name="Teletype"><text:span text:style-name="T10">super</text:span></text:span><text:span text:style-name="T4"> | </text:span><text:span text:style-name="Teletype"><text:span text:style-name="T10">switch</text:span></text:span><text:span text:style-name="T4"> | </text:span><text:span text:style-name="Teletype"><text:span text:style-name="T10">synchronized</text:span></text:span><text:span text:style-name="T4"> | </text:span><text:span text:style-name="Teletype"><text:span text:style-name="T10">this</text:span></text:span><text:span text:style-name="T4"> | </text:span><text:span text:style-name="Teletype"><text:span text:style-name="T10">throw</text:span></text:span><text:span text:style-name="T4"> | </text:span><text:span text:style-name="Teletype"><text:span text:style-name="T10">throws</text:span></text:span><text:span text:style-name="T4"> | </text:span><text:span text:style-name="Teletype"><text:span text:style-name="T10">transient</text:span></text:span><text:span text:style-name="T4"> | </text:span><text:span text:style-name="Teletype"><text:span text:style-name="T10">try</text:span></text:span><text:span text:style-name="T4"> | </text:span><text:span text:style-name="Teletype"><text:span text:style-name="T10">void</text:span></text:span><text:span text:style-name="T4"> | </text:span><text:span text:style-name="Teletype"><text:span text:style-name="T10">volatile</text:span></text:span><text:span text:style-name="T4"> | </text:span><text:span text:style-name="Teletype"><text:span text:style-name="T10">while</text:span></text:span><text:span text:style-name="T4"> </text:span></text:p>
      <text:p text:style-name="P8"><text:line-break/>The character set for Java is <text:span text:style-name="T1">Unicode</text:span>, a 16-bit character set. This is the set denoted by &lt;<text:span text:style-name="T1">input character</text:span>&gt;. Unicode effectively contains the familiar 7-bit ASCII characters as a subset, and includes "escape code" designations of the form \udddd (where each d is from &lt;<text:span text:style-name="T1">hex digit</text:span>&gt;). In the extended BNF for Java the optional appearance of X is written X?, and the iterative appearance of X is written {X}. </text:p>
      <text:p text:style-name="Text_20_body"><text:span text:style-name="T4">The syntax category &lt;</text:span><text:span text:style-name="T5">identifier</text:span><text:span text:style-name="T4">&gt; consists of strings that must start with a letter - including underscore (_) and dollar sign ($) - followed by any number of letters and digits. Characters of numerous international languages are recognized as "letters" in Java. A Java </text:span><text:span text:style-name="T5">letter</text:span><text:span text:style-name="T4"> is a character for which the method </text:span><text:span text:style-name="Teletype"><text:span text:style-name="T4">Character.isJavaLetter</text:span></text:span><text:span text:style-name="T4"> returns </text:span><text:span text:style-name="Teletype"><text:span text:style-name="T4">true</text:span></text:span><text:span text:style-name="T4">. A Java letter-or-digit is a character for which the method Character.isJaveLetterOrDigit returns </text:span><text:span text:style-name="Teletype"><text:span text:style-name="T4">true</text:span></text:span><text:span text:style-name="T4">. Also, &lt;</text:span><text:span text:style-name="T5">identifier</text:span><text:span text:style-name="T4">&gt; includes none of the keywords given above - these are </text:span><text:span text:style-name="T5">reserved words</text:span><text:span text:style-name="T4"> in Java. </text:span></text:p>
      <text:p text:style-name="P8">The only BNF extention used here is the optional construct which is written with '?' added as a suffix to a terminal or non-terminal. Note that '*', '{', and '}' are all terminal symbols. This BNF definition does not address such pragmatic issues as comment conventions and the use of "white space" to delimit tokens. This BNF also does not express numerous "context-sensitive" restrictions on syntax. For instance, type use of identifiers must be consistent with the required declarations, there are size limitations on numerical literals, etc. </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Title"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Title"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letype"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
  </meta:generator>
    <dc:date>2008-03-27T00:30:35</dc:date>
    <meta:editing-cycles>140</meta:editing-cycles>
    <meta:editing-duration>PT1H47M58S</meta:editing-duration>
    <meta:user-defined meta:name="Info 1"/>
    <meta:user-defined meta:name="Info 2"/>
    <meta:user-defined meta:name="Info 3"/>
    <meta:user-defined meta:name="Info 4"/>
    <meta:document-statistic meta:table-count="0" meta:image-count="0" meta:object-count="0" meta:page-count="7" meta:paragraph-count="156" meta:word-count="1461" meta:character-count="13205"/>
  </office:meta>
</office:document-meta>
</file>